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63518AAC.png" manifest:media-type="image/png"/>
  <manifest:file-entry manifest:full-path="Pictures/100000010000032000000320ED520C3D.png" manifest:media-type="image/png"/>
  <manifest:file-entry manifest:full-path="Pictures/1000000100000320000003204BD7FDB0.png" manifest:media-type="image/png"/>
  <manifest:file-entry manifest:full-path="Pictures/100000010000032000000320F7BD1E50.png" manifest:media-type="image/png"/>
  <manifest:file-entry manifest:full-path="Pictures/100000010000032000000320B8BDD6F9.png" manifest:media-type="image/png"/>
  <manifest:file-entry manifest:full-path="Pictures/100000010000032000000320464DE786.png" manifest:media-type="image/png"/>
  <manifest:file-entry manifest:full-path="Pictures/10000001000003200000032088832681.png" manifest:media-type="image/png"/>
  <manifest:file-entry manifest:full-path="Pictures/100000010000032000000320E7E0B25A.png" manifest:media-type="image/png"/>
  <manifest:file-entry manifest:full-path="Pictures/1000000100000258000002587C2064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808080" draw:marker-start-width="0.357cm" draw:marker-end-width="0.357cm" svg:stroke-linecap="round" draw:fill="none" loext:fill-use-slide-background="false" draw:textarea-horizontal-align="justify" draw:textarea-vertical-align="middle" draw:auto-grow-height="false" fo:min-height="4.324cm" fo:min-width="3.342cm" fo:padding-top="0.149cm" fo:padding-bottom="0.149cm" fo:padding-left="0.274cm" fo:padding-right="0.274cm" loext:decorative="false"/>
    </style:style>
    <style:style style:name="gr2" style:family="graphic" style:parent-style-name="standard">
      <style:graphic-properties svg:stroke-width="0.247cm" draw:marker-start-width="0.649cm" draw:marker-end-width="0.649cm" draw:fill="none" loext:fill-use-slide-background="false" draw:textarea-horizontal-align="justify" draw:textarea-vertical-align="middle" draw:auto-grow-height="false" fo:min-height="4.544cm" fo:min-width="4.294cm" fo:padding-top="0.247cm" fo:padding-bottom="0.247cm" fo:padding-left="0.372cm" fo:padding-right="0.372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dash" draw:stroke-dash="Dash_20__28_Rounded_29_" svg:stroke-width="0.028cm" svg:stroke-color="#808080" draw:marker-start-width="0.321cm" draw:marker-end-width="0.321cm" svg:stroke-linecap="round" draw:fill="none" loext:fill-use-slide-background="false" draw:textarea-horizontal-align="justify" draw:textarea-vertical-align="middle" draw:auto-grow-height="false" fo:min-height="4.594cm" fo:min-width="4.346cm" fo:padding-top="0.138cm" fo:padding-bottom="0.138cm" fo:padding-left="0.263cm" fo:padding-right="0.263cm" loext:decorative="false"/>
    </style:style>
    <style:style style:name="gr5" style:family="graphic" style:parent-style-name="standard">
      <style:graphic-properties svg:stroke-width="0.159cm" draw:marker-start-width="0.517cm" draw:marker-end-width="0.517cm" draw:fill="none" loext:fill-use-slide-background="false" draw:textarea-horizontal-align="justify" draw:textarea-vertical-align="middle" draw:auto-grow-height="false" fo:min-height="4.266cm" fo:min-width="3.358cm" fo:padding-top="0.203cm" fo:padding-bottom="0.203cm" fo:padding-left="0.328cm" fo:padding-right="0.328cm" loext:decorative="false"/>
    </style:style>
    <style:style style:name="gr6" style:family="graphic" style:parent-style-name="standard">
      <style:graphic-properties svg:stroke-width="0.035cm" svg:stroke-color="#000000" draw:marker-start-width="0.253cm" draw:marker-end-width="0.253cm" draw:fill="solid" draw:fill-color="#ffffff" loext:fill-use-slide-background="false" draw:textarea-horizontal-align="justify" draw:textarea-vertical-align="middle" draw:auto-grow-height="false" fo:min-height="1.082cm" fo:min-width="0.832cm" fo:padding-top="0.143cm" fo:padding-bottom="0.143cm" fo:padding-left="0.268cm" fo:padding-right="0.268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035cm" svg:stroke-color="#000000" draw:marker-start-width="0.253cm" draw:marker-end-width="0.253cm" draw:fill="solid" draw:fill-color="#ffffff" loext:fill-use-slide-background="false" draw:textarea-horizontal-align="justify" draw:textarea-vertical-align="middle" draw:auto-grow-height="false" fo:min-height="1.128cm" fo:min-width="0.878cm" fo:padding-top="0.143cm" fo:padding-bottom="0.143cm" fo:padding-left="0.268cm" fo:padding-right="0.268cm" loext:decorative="false"/>
    </style:style>
    <style:style style:name="gr9" style:family="graphic" style:parent-style-name="standard">
      <style:graphic-properties svg:stroke-width="0.028cm" svg:stroke-color="#000000" draw:marker-start-width="0.243cm" draw:marker-end-width="0.243cm" draw:fill="solid" draw:fill-color="#ffffff" loext:fill-use-slide-background="false" draw:textarea-horizontal-align="justify" draw:textarea-vertical-align="middle" draw:auto-grow-height="false" fo:min-height="0.422cm" fo:min-width="0.172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28cm" svg:stroke-color="#000000" draw:marker-start-width="0.243cm" draw:marker-end-width="0.243cm" draw:fill="solid" draw:fill-color="#ffffff" loext:fill-use-slide-background="false" draw:textarea-horizontal-align="justify" draw:textarea-vertical-align="middle" draw:auto-grow-height="false" fo:min-height="0.43cm" fo:min-width="0.178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28cm" svg:stroke-color="#000000" draw:marker-start-width="0.243cm" draw:marker-end-width="0.243cm" draw:fill="solid" draw:fill-color="#ffffff" loext:fill-use-slide-background="false" draw:textarea-horizontal-align="justify" draw:textarea-vertical-align="middle" draw:auto-grow-height="false" fo:min-height="0.428cm" fo:min-width="0.178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106cm" svg:stroke-color="#bf0041" draw:marker-start-width="0.359cm" draw:marker-end-width="0.359cm" draw:fill="none" draw:textarea-vertical-align="middle" fo:padding-top="0.178cm" fo:padding-bottom="0.178cm" fo:padding-left="0.303cm" fo:padding-right="0.303cm" drawooo:fontwork-style="rotate" drawooo:fontwork-adjust="right" drawooo:fontwork-distance="0.1cm" drawooo:fontwork-start="0cm" drawooo:fontwork-mirror="false" drawooo:fontwork-shadow="normal" drawooo:fontwork-shadow-offset-x="0cm" drawooo:fontwork-shadow-offset-y="0cm" drawooo:fontwork-hide-form="false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0.475cm" loext:decorative="false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28cm" svg:stroke-color="#808080" draw:marker-start-width="0.321cm" draw:marker-end-width="0.321cm" svg:stroke-linecap="round" draw:fill="none" loext:fill-use-slide-background="false" draw:textarea-horizontal-align="justify" draw:textarea-vertical-align="middle" draw:auto-grow-height="false" fo:min-height="4.674cm" fo:min-width="4.424cm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svg:stroke-width="0.159cm" draw:marker-start-width="0.517cm" draw:marker-end-width="0.517cm" draw:fill="none" loext:fill-use-slide-background="false" draw:textarea-horizontal-align="justify" draw:textarea-vertical-align="middle" draw:auto-grow-height="false" fo:min-height="4.216cm" fo:min-width="3.304cm" fo:padding-top="0.203cm" fo:padding-bottom="0.203cm" fo:padding-left="0.328cm" fo:padding-right="0.328cm" loext:decorative="false"/>
    </style:style>
    <style:style style:name="gr16" style:family="graphic" style:parent-style-name="standard">
      <style:graphic-properties svg:stroke-width="0.353cm" svg:stroke-color="#dddddd" draw:marker-start-width="0.805cm" draw:marker-end-width="0.805cm" svg:stroke-opacity="100%" draw:fill="none" loext:fill-use-slide-background="false" draw:opacity="10%" draw:textarea-horizontal-align="justify" draw:textarea-vertical-align="middle" draw:auto-grow-height="false" fo:min-height="4.028cm" fo:min-width="3.116cm" fo:padding-top="0.297cm" fo:padding-bottom="0.297cm" fo:padding-left="0.422cm" fo:padding-right="0.422cm" loext:decorative="false"/>
    </style:style>
    <style:style style:name="gr17" style:family="graphic" style:parent-style-name="objectwithoutfill">
      <style:graphic-properties svg:stroke-width="0.159cm" draw:marker-start-width="0.438cm" draw:marker-end-width="0.438cm" draw:fill="none" draw:textarea-horizontal-align="center" draw:textarea-vertical-align="middle" fo:padding-top="0.204cm" fo:padding-bottom="0.204cm" fo:padding-left="0.329cm" fo:padding-right="0.329cm" loext:decorative="false"/>
    </style:style>
    <style:style style:name="gr18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dddddd" loext:fill-use-slide-background="false" draw:opacity="100%" draw:textarea-horizontal-align="justify" draw:textarea-vertical-align="middle" draw:auto-grow-height="false" fo:min-height="4.028cm" fo:min-width="3.116cm" fo:padding-top="0.297cm" fo:padding-bottom="0.297cm" fo:padding-left="0.422cm" fo:padding-right="0.422cm" draw:shadow="hidden" loext:decorative="false"/>
    </style:style>
    <style:style style:name="gr19" style:family="graphic" style:parent-style-name="standard">
      <style:graphic-properties svg:stroke-width="0.353cm" svg:stroke-color="#ffffff" draw:marker-start-width="0.805cm" draw:marker-end-width="0.805cm" svg:stroke-opacity="100%" draw:fill="none" loext:fill-use-slide-background="false" draw:opacity="10%" draw:textarea-horizontal-align="justify" draw:textarea-vertical-align="middle" draw:auto-grow-height="false" fo:min-height="4.028cm" fo:min-width="3.116cm" fo:padding-top="0.297cm" fo:padding-bottom="0.297cm" fo:padding-left="0.422cm" fo:padding-right="0.422cm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97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dddddd" loext:fill-use-slide-background="false" draw:opacity="10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50%" loext:shadow-blur="0.1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dde8cb" loext:fill-use-slide-background="false" draw:opacity="10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24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ffd8ce" loext:fill-use-slide-background="false" draw:opacity="10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25" style:family="graphic" style:parent-style-name="standard">
      <style:graphic-properties svg:stroke-width="0.053cm" svg:stroke-color="#dddddd" draw:marker-start-width="0.355cm" draw:marker-end-width="0.355cm" svg:stroke-opacity="100%" draw:fill="none" loext:fill-use-slide-background="false" draw:opacity="10%" draw:textarea-horizontal-align="justify" draw:textarea-vertical-align="middle" draw:auto-grow-height="false" fo:min-height="6.358cm" fo:min-width="5.11cm" fo:padding-top="0.147cm" fo:padding-bottom="0.147cm" fo:padding-left="0.272cm" fo:padding-right="0.272cm" loext:decorative="false"/>
    </style:style>
    <style:style style:name="gr26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be2d2d" loext:fill-use-slide-background="false" draw:opacity="2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27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00a933" loext:fill-use-slide-background="false" draw:opacity="2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161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645cm" fo:min-width="2.5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581cm" loext:decorative="false"/>
      <style:paragraph-properties style:writing-mode="lr-tb"/>
    </style:style>
    <style:style style:name="gr32" style:family="graphic" style:parent-style-name="objectwithoutfill">
      <style:graphic-properties draw:stroke="dash" draw:stroke-dash="Dash" svg:stroke-width="0.053cm" svg:stroke-color="#dddddd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width="0cm" svg:stroke-color="#dddddd" draw:marker-start-width="0.355cm" draw:marker-end-width="0.355cm" svg:stroke-opacity="100%" draw:fill="solid" draw:fill-color="#dddddd" loext:fill-use-slide-background="false" draw:opacity="100%" draw:textarea-horizontal-align="justify" draw:textarea-vertical-align="middle" draw:auto-grow-height="false" fo:min-height="6.658cm" fo:min-width="5.41cm" fo:padding-top="0.147cm" fo:padding-bottom="0.147cm" fo:padding-left="0.272cm" fo:padding-right="0.272cm" draw:shadow="hidden" loext:decorative="false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645cm" fo:min-width="2.92cm" loext:decorative="fals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2.25cm" loext:decorative="fals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645cm" fo:min-width="2.25cm" loext:decorative="fals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.52cm" loext:decorative="false"/>
    </style:style>
    <style:style style:name="gr3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395cm" fo:min-width="2.5cm" loext:decorative="false"/>
    </style:style>
    <style:style style:name="gr4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645cm" fo:min-width="2.25cm" loext:decorative="false"/>
    </style:style>
    <style:style style:name="gr4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35cm" fo:min-width="2.5cm" loext:decorative="false"/>
    </style:style>
    <style:style style:name="gr42" style:family="graphic" style:parent-style-name="standard">
      <style:graphic-properties svg:stroke-width="0.353cm" svg:stroke-color="#dddddd" draw:marker-start-width="0.805cm" draw:marker-end-width="0.805cm" svg:stroke-opacity="100%" draw:fill="none" loext:fill-use-slide-background="false" draw:opacity="10%" draw:textarea-horizontal-align="justify" draw:textarea-vertical-align="middle" draw:auto-grow-height="false" fo:min-height="4.71cm" fo:min-width="4.742cm" fo:padding-top="0.297cm" fo:padding-bottom="0.297cm" fo:padding-left="0.422cm" fo:padding-right="0.422cm" loext:decorative="false"/>
    </style:style>
    <style:style style:name="gr43" style:family="graphic" style:parent-style-name="standard">
      <style:graphic-properties svg:stroke-width="0.353cm" svg:stroke-color="#dddddd" draw:marker-start-width="0.805cm" draw:marker-end-width="0.805cm" svg:stroke-opacity="100%" draw:fill="none" loext:fill-use-slide-background="false" draw:opacity="10%" draw:textarea-horizontal-align="justify" draw:textarea-vertical-align="middle" draw:auto-grow-height="false" fo:min-height="3.838cm" fo:min-width="3.116cm" fo:padding-top="0.297cm" fo:padding-bottom="0.297cm" fo:padding-left="0.422cm" fo:padding-right="0.422cm" loext:decorative="false"/>
    </style:style>
    <style:style style:name="gr44" style:family="graphic" style:parent-style-name="objectwithoutfill">
      <style:graphic-properties svg:stroke-width="0.159cm" draw:marker-start-width="0.438cm" draw:marker-end-width="0.438cm" draw:stroke-linejoin="miter" svg:stroke-linecap="square" draw:fill="none" draw:textarea-horizontal-align="center" draw:textarea-vertical-align="middle" fo:padding-top="0.204cm" fo:padding-bottom="0.204cm" fo:padding-left="0.329cm" fo:padding-right="0.329cm" loext:decorative="false"/>
    </style:style>
    <style:style style:name="gr45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be2d2d" loext:fill-use-slide-background="false" draw:opacity="10%" draw:textarea-horizontal-align="justify" draw:textarea-vertical-align="middle" draw:auto-grow-height="false" fo:min-height="3.838cm" fo:min-width="3.116cm" fo:padding-top="0.297cm" fo:padding-bottom="0.297cm" fo:padding-left="0.422cm" fo:padding-right="0.422cm" draw:shadow="hidden" loext:decorative="false"/>
    </style:style>
    <style:style style:name="gr46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be2d2d" loext:fill-use-slide-background="false" draw:opacity="20%" draw:textarea-horizontal-align="justify" draw:textarea-vertical-align="middle" draw:auto-grow-height="false" fo:min-height="4.71cm" fo:min-width="4.742cm" fo:padding-top="0.297cm" fo:padding-bottom="0.297cm" fo:padding-left="0.422cm" fo:padding-right="0.422cm" draw:shadow="hidden" loext:decorative="false"/>
    </style:style>
    <style:style style:name="gr47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00a933" loext:fill-use-slide-background="false" draw:opacity="10%" draw:textarea-horizontal-align="justify" draw:textarea-vertical-align="middle" draw:auto-grow-height="false" fo:min-height="3.838cm" fo:min-width="3.116cm" fo:padding-top="0.297cm" fo:padding-bottom="0.297cm" fo:padding-left="0.422cm" fo:padding-right="0.422cm" draw:shadow="hidden" loext:decorative="false"/>
    </style:style>
    <style:style style:name="gr48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00a933" loext:fill-use-slide-background="false" draw:opacity="20%" draw:textarea-horizontal-align="justify" draw:textarea-vertical-align="middle" draw:auto-grow-height="false" fo:min-height="4.71cm" fo:min-width="4.742cm" fo:padding-top="0.297cm" fo:padding-bottom="0.297cm" fo:padding-left="0.422cm" fo:padding-right="0.422cm" draw:shadow="hidden" loext:decorative="false"/>
    </style:style>
    <style:style style:name="gr49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be2d2d" loext:fill-use-slide-background="false" draw:opacity="20%" draw:textarea-horizontal-align="justify" draw:textarea-vertical-align="middle" draw:auto-grow-height="false" fo:min-height="3.838cm" fo:min-width="3.116cm" fo:padding-top="0.297cm" fo:padding-bottom="0.297cm" fo:padding-left="0.422cm" fo:padding-right="0.422cm" draw:shadow="hidden" loext:decorative="false"/>
    </style:style>
    <style:style style:name="gr50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00a933" loext:fill-use-slide-background="false" draw:opacity="20%" draw:textarea-horizontal-align="justify" draw:textarea-vertical-align="middle" draw:auto-grow-height="false" fo:min-height="3.838cm" fo:min-width="3.116cm" fo:padding-top="0.297cm" fo:padding-bottom="0.297cm" fo:padding-left="0.422cm" fo:padding-right="0.422cm" draw:shadow="hidden" loext:decorative="false"/>
    </style:style>
    <style:style style:name="gr51" style:family="graphic" style:parent-style-name="objectwithoutfill">
      <style:graphic-properties svg:stroke-width="0.353cm" draw:marker-start-width="0.729cm" draw:marker-end-width="0.729cm" draw:fill="none" draw:textarea-vertical-align="middle" fo:padding-top="0.301cm" fo:padding-bottom="0.301cm" fo:padding-left="0.426cm" fo:padding-right="0.426cm" loext:decorative="false"/>
    </style:style>
    <style:style style:name="gr52" style:family="graphic" style:parent-style-name="objectwithoutfill">
      <style:graphic-properties svg:stroke-width="0.353cm" draw:marker-start-width="0.729cm" draw:marker-end-width="0.729cm" draw:fill="none" draw:textarea-vertical-align="middle" fo:padding-top="0.301cm" fo:padding-bottom="0.301cm" fo:padding-left="0.426cm" fo:padding-right="0.426cm" loext:decorative="false"/>
      <style:paragraph-properties style:writing-mode="lr-tb"/>
    </style:style>
    <style:style style:name="gr53" style:family="graphic" style:parent-style-name="Object_20_with_20_no_20_fill_20_and_20_no_20_line">
      <style:graphic-properties draw:stroke="none" svg:stroke-opacity="10%" draw:fill="none" draw:textarea-horizontal-align="center" draw:textarea-vertical-align="middle" draw:shadow="visible" draw:shadow-offset-x="0.035cm" draw:shadow-offset-y="0.035cm" draw:shadow-opacity="50%" loext:shadow-blur="0.106cm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50%" loext:shadow-blur="0.106cm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55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dddddd" loext:fill-use-slide-background="false" draw:opacity="100%" draw:textarea-horizontal-align="justify" draw:textarea-vertical-align="middle" draw:auto-grow-height="false" fo:min-height="3.838cm" fo:min-width="3.116cm" fo:padding-top="0.297cm" fo:padding-bottom="0.297cm" fo:padding-left="0.422cm" fo:padding-right="0.422cm" draw:shadow="hidden" loext:decorative="false"/>
    </style:style>
    <style:style style:name="gr56" style:family="graphic" style:parent-style-name="objectwithoutfill">
      <style:graphic-properties draw:stroke="dash" draw:stroke-dash="Long_20_Dash_20__28_Rounded_29_" svg:stroke-width="0.053cm" svg:stroke-color="#cccccc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0.993cm" loext:decorative="false"/>
      <style:paragraph-properties style:writing-mode="lr-tb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1.117cm" fo:min-width="4.668cm" loext:decorative="false"/>
    </style:style>
    <style:style style:name="gr59" style:family="graphic" style:parent-style-name="standard">
      <style:graphic-properties svg:stroke-width="0.353cm" svg:stroke-color="#ffffff" draw:marker-start-width="0.805cm" draw:marker-end-width="0.805cm" svg:stroke-opacity="100%" draw:fill="none" loext:fill-use-slide-background="false" draw:opacity="10%" draw:textarea-horizontal-align="justify" draw:textarea-vertical-align="middle" draw:auto-grow-height="false" fo:min-height="6.403cm" fo:min-width="5.152cm" fo:padding-top="0.297cm" fo:padding-bottom="0.297cm" fo:padding-left="0.422cm" fo:padding-right="0.422cm" loext:decorative="false"/>
    </style:style>
    <style:style style:name="gr60" style:family="graphic" style:parent-style-name="standard">
      <style:graphic-properties draw:stroke="solid" svg:stroke-width="0.053cm" svg:stroke-color="#be2d2d" draw:marker-start-width="0.884cm" draw:marker-end-width="0.884cm" svg:stroke-opacity="100%" draw:fill="solid" draw:fill-color="#ffffff" loext:fill-use-slide-background="false" draw:opacity="100%" draw:textarea-horizontal-align="justify" draw:textarea-vertical-align="middle" draw:auto-grow-height="false" fo:min-height="4.028cm" fo:min-width="3.116cm" fo:padding-top="0.323cm" fo:padding-bottom="0.323cm" fo:padding-left="0.448cm" fo:padding-right="0.448cm" draw:shadow="visible" draw:shadow-offset-x="0.035cm" draw:shadow-offset-y="0.035cm" draw:shadow-opacity="50%" loext:shadow-blur="0.106cm" loext:decorative="false"/>
    </style:style>
    <style:style style:name="gr61" style:family="graphic" style:parent-style-name="standard">
      <style:graphic-properties draw:stroke="solid" svg:stroke-width="0.053cm" svg:stroke-color="#be2d2d" draw:marker-start-width="0.884cm" draw:marker-end-width="0.884cm" svg:stroke-opacity="100%" draw:fill="solid" draw:fill-color="#ffffff" loext:fill-use-slide-background="false" draw:opacity="100%" draw:textarea-horizontal-align="justify" draw:textarea-vertical-align="middle" draw:auto-grow-height="false" fo:min-height="4.028cm" fo:min-width="3.116cm" fo:padding-top="0.297cm" fo:padding-bottom="0.297cm" fo:padding-left="0.422cm" fo:padding-right="0.422cm" draw:shadow="visible" draw:shadow-offset-x="0.035cm" draw:shadow-offset-y="0.035cm" draw:shadow-opacity="50%" loext:shadow-blur="0.106cm" loext:decorative="false"/>
    </style:style>
    <style:style style:name="gr62" style:family="graphic" style:parent-style-name="standard">
      <style:graphic-properties draw:stroke="solid" svg:stroke-width="0.053cm" svg:stroke-color="#00a933" draw:marker-start-width="0.884cm" draw:marker-end-width="0.884cm" svg:stroke-opacity="100%" draw:fill="solid" draw:fill-color="#ffffff" loext:fill-use-slide-background="false" draw:opacity="100%" draw:textarea-horizontal-align="justify" draw:textarea-vertical-align="middle" draw:auto-grow-height="false" fo:min-height="4.028cm" fo:min-width="3.116cm" fo:padding-top="0.323cm" fo:padding-bottom="0.323cm" fo:padding-left="0.448cm" fo:padding-right="0.448cm" draw:shadow="visible" draw:shadow-offset-x="0.035cm" draw:shadow-offset-y="0.035cm" draw:shadow-opacity="50%" loext:shadow-blur="0.106cm" loext:decorative="fals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1.0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in-height="1.89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64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1.62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1.891cm" loext:decorative="false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753cm" fo:min-width="1.941cm" loext:decorative="false"/>
    </style:style>
    <style:style style:name="gr7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0.655cm" fo:min-width="1.761cm" loext:decorative="false"/>
    </style:style>
    <style:style style:name="gr71" style:family="graphic" style:parent-style-name="objectwithoutfill">
      <style:graphic-properties draw:fill="none" draw:textarea-vertical-align="middle" loext:decorative="false"/>
    </style:style>
    <style:style style:name="gr72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00a933" loext:fill-use-slide-background="false" draw:opacity="20%" draw:textarea-horizontal-align="justify" draw:textarea-vertical-align="middle" draw:auto-grow-height="false" fo:min-height="4.028cm" fo:min-width="3.116cm" fo:padding-top="0.297cm" fo:padding-bottom="0.297cm" fo:padding-left="0.422cm" fo:padding-right="0.422cm" draw:shadow="hidden" loext:decorative="false"/>
    </style:style>
    <style:style style:name="gr73" style:family="graphic" style:parent-style-name="standard">
      <style:graphic-properties draw:stroke="none" svg:stroke-width="0cm" svg:stroke-color="#dddddd" draw:marker-start-width="0.805cm" draw:marker-end-width="0.805cm" svg:stroke-opacity="100%" draw:fill="solid" draw:fill-color="#be2d2d" loext:fill-use-slide-background="false" draw:opacity="20%" draw:textarea-horizontal-align="justify" draw:textarea-vertical-align="middle" draw:auto-grow-height="false" fo:min-height="4.028cm" fo:min-width="3.116cm" fo:padding-top="0.297cm" fo:padding-bottom="0.297cm" fo:padding-left="0.422cm" fo:padding-right="0.422cm" draw:shadow="hidden" loext:decorative="false"/>
    </style:style>
    <style:style style:name="gr74" style:family="graphic" style:parent-style-name="standard">
      <style:graphic-properties draw:stroke="none" draw:fill-color="#ffffff" draw:textarea-horizontal-align="justify" draw:textarea-vertical-align="middle" draw:auto-grow-height="false" fo:min-height="1.165cm" fo:min-width="4.892cm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705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.7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fo:text-align="center"/>
      <style:text-properties fo:color="#ff7b59" loext:opacity="100%" fo:font-size="12pt" style:font-size-asian="12pt" style:font-size-complex="12pt"/>
    </style:style>
    <style:style style:name="P6" style:family="paragraph">
      <loext:graphic-properties draw:fill="none" draw:opacity="10%"/>
      <style:paragraph-properties fo:text-align="center"/>
    </style:style>
    <style:style style:name="P7" style:family="paragraph">
      <loext:graphic-properties draw:fill="solid" draw:fill-color="#dddddd" draw:opacity="100%"/>
      <style:paragraph-properties fo:text-align="center"/>
    </style:style>
    <style:style style:name="P8" style:family="paragraph">
      <loext:graphic-properties draw:fill="solid" draw:fill-color="#dde8cb" draw:opacity="100%"/>
      <style:paragraph-properties fo:text-align="center"/>
    </style:style>
    <style:style style:name="P9" style:family="paragraph">
      <loext:graphic-properties draw:fill="solid" draw:fill-color="#ffd8ce" draw:opacity="100%"/>
      <style:paragraph-properties fo:text-align="center"/>
    </style:style>
    <style:style style:name="P10" style:family="paragraph">
      <loext:graphic-properties draw:fill="solid" draw:fill-color="#be2d2d" draw:opacity="20%"/>
      <style:paragraph-properties fo:text-align="center"/>
    </style:style>
    <style:style style:name="P11" style:family="paragraph">
      <loext:graphic-properties draw:fill="solid" draw:fill-color="#00a933" draw:opacity="20%"/>
      <style:paragraph-properties fo:text-align="center"/>
    </style:style>
    <style:style style:name="P12" style:family="paragraph">
      <style:paragraph-properties fo:text-align="center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style:font-name="DejaVu Sans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text-align="end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fo:text-align="end"/>
      <style:text-properties fo:color="#666666" loext:opacity="100%" style:font-name="DejaVu Sans" fo:font-size="14pt" fo:font-weight="normal" style:font-size-asian="14pt" style:font-weight-asian="normal" style:font-size-complex="14pt" style:font-weight-complex="normal"/>
    </style:style>
    <style:style style:name="P16" style:family="paragraph">
      <style:paragraph-properties fo:text-align="center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color="#666666" loext:opacity="100%" style:font-name="DejaVu Sans Ligh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>
      <style:paragraph-properties fo:text-align="start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666666" loext:opacity="100%" style:font-name="DejaVu Sans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solid" draw:fill-color="#ffffff" draw:opacity="50%"/>
      <style:paragraph-properties fo:text-align="center"/>
    </style:style>
    <style:style style:name="P21" style:family="paragraph">
      <style:paragraph-properties fo:text-align="center"/>
      <style:text-properties fo:color="#999999" loext:opacity="100%" style:font-name="DejaVu Sans"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999999" loext:opacity="100%" style:font-name="DejaVu Sans" fo:font-size="14pt" fo:font-weight="normal" style:font-size-asian="14pt" style:font-weight-asian="normal" style:font-size-complex="14pt" style:font-weight-complex="normal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solid" draw:fill-color="#be2d2d" draw:opacity="10%"/>
      <style:paragraph-properties fo:text-align="center"/>
    </style:style>
    <style:style style:name="P25" style:family="paragraph">
      <loext:graphic-properties draw:fill="solid" draw:fill-color="#00a933" draw:opacity="10%"/>
      <style:paragraph-properties fo:text-align="center"/>
    </style:style>
    <style:style style:name="P26" style:family="paragraph">
      <style:paragraph-properties fo:text-align="center"/>
      <style:text-properties fo:color="#00a933" loext:opacity="100%" style:font-name="DejaVu Sans"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="none" draw:fill-color="#ffffff"/>
      <style:paragraph-properties fo:text-align="center"/>
      <style:text-properties fo:color="#00a933" loext:opacity="100%" style:font-name="DejaVu Sans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  <style:text-properties fo:color="#be2d2d" loext:opacity="100%" style:font-name="DejaVu Sans" fo:font-size="12pt" fo:font-weight="normal" style:font-size-asian="12pt" style:font-weight-asian="normal" style:font-size-complex="12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color="#be2d2d" loext:opacity="100%" style:font-name="DejaVu Sans"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fo:color="#666666" loext:opacity="100%" style:font-name="DejaVu Sans" fo:font-size="16pt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center"/>
      <style:text-properties style:font-name="DejaVu Sans Condensed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666666" loext:opacity="100%" style:font-name="DejaVu Sans Condens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5" style:family="paragraph">
      <style:paragraph-properties fo:text-align="center"/>
      <style:text-properties fo:color="#00a933" loext:opacity="100%" style:font-name="DejaVu Sans" fo:font-size="10pt" fo:font-weight="normal" style:font-size-asian="10pt" style:font-weight-asian="normal" style:font-size-complex="10pt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fo:color="#00a933" loext:opacity="100%" style:font-name="DejaVu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ff7b59" loext:opacity="100%" fo:font-size="12pt" style:font-size-asian="12pt" style:font-size-complex="12pt"/>
    </style:style>
    <style:style style:name="T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ab17b3" loext:opacity="100%" style:font-name="DejaVu Sans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be2d2d" loext:opacity="100%" style:font-name="DejaVu Sans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0000" loext:opacity="100%" style:font-name="DejaVu Sans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a933" loext:opacity="100%" style:font-name="DejaVu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a933" loext:opacity="100%"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ab17b3" loext:opacity="100%"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a933" loext:opacity="100%" style:font-name="DejaVu Sans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be2d2d" loext:opacity="100%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999999" loext:opacity="100%" fo:font-weight="normal" style:font-weight-asian="normal" style:font-weight-complex="normal"/>
    </style:style>
    <style:style style:name="T14" style:family="text">
      <style:text-properties fo:color="#ab17b3" loext:opacity="100%" style:font-name="DejaVu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be2d2d" loext:opacity="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a1467e" loext:opacity="100%" style:font-name="DejaVu Sans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a1467e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a933" loext:opacity="100%" style:font-name="DejaVu Sans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loext:opacity="100%" style:font-name="DejaVu Sans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a933" loext:opacity="100%" style:font-name="DejaVu Sans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be2d2d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be2d2d" loext:opacity="100%" style:font-name="DejaVu Sans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a933" loext:opacity="100%" style:font-name="DejaVu Sans Condensed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00a933" loext:opacity="100%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6.534cm" svg:x="11.5cm" svg:y="10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7cm" svg:x="10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4" draw:text-style-name="P1" draw:layer="layout" svg:width="7cm" svg:height="7cm" svg:x="1cm" svg:y="10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5.6cm" svg:height="6.534cm" svg:x="2.4cm" svg:y="10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6" draw:text-style-name="P2" draw:layer="layout" svg:width="2cm" svg:height="2cm" svg:x="5.6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5.65cm" svg:y="9.8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6.751cm" svg:y="1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6.751cm" svg:y="12.6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4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4.75cm" svg:y="15.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1.8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1.8cm" svg:y="12.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9" draw:text-style-name="P2" draw:layer="layout" svg:width="1cm" svg:height="1cm" svg:x="2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cm" svg:y="10.00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0" draw:text-style-name="P2" draw:layer="layout" svg:width="1cm" svg:height="1cm" svg:x="0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5cm" svg:y="13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7cm" svg:y="15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7cm" svg:y="15.7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13cm" svg:y="9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13cm" svg:y="9.0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15.952cm" svg:y="1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15.952cm" svg:y="12.652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13cm" svg:y="1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13cm" svg:y="16.00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8" draw:text-style-name="P2" draw:layer="layout" svg:width="2cm" svg:height="2cm" svg:x="4cm" svg:y="6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4cm" svg:y="6.2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path draw:style-name="gr12" draw:text-style-name="P4" draw:layer="layout" svg:width="0.949cm" svg:height="0.848cm" draw:transform="rotate (1.51843644923507) translate (3.9997214980487cm 7.1541585835614cm)" svg:viewBox="0 0 950 849" svg:d="M0 0c831 0 950 849 950 849">
          <text:p text:style-name="P3"><text:span text:style-name="T1">masting</text:span></text:p>
        </draw:path>
        <draw:g draw:style-name="gr3">
          <draw:custom-shape draw:style-name="gr8" draw:text-style-name="P2" draw:layer="layout" svg:width="2cm" svg:height="2cm" svg:x="9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2cm" svg:height="2cm" svg:x="9cm" svg:y="12.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13" draw:text-style-name="P5" draw:layer="layout" svg:width="2cm" svg:height="0.725cm" svg:x="13cm" svg:y="8.326cm">
          <draw:text-box>
            <text:p text:style-name="P3"><text:span text:style-name="T2">Budset</text:span></text:p>
          </draw:text-box>
        </draw:frame>
      </draw:page>
      <draw:page draw:name="page2" draw:style-name="dp1" draw:master-page-name="Default">
        <draw:custom-shape draw:style-name="gr14" draw:text-style-name="P1" draw:layer="layout" svg:width="7cm" svg:height="7cm" svg:x="1.2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6cm" svg:height="6.534cm" svg:x="2.649cm" svg:y="1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11" draw:text-style-name="P2" draw:layer="layout" svg:width="1cm" svg:height="1cm" svg:x="2.249cm" svg:y="1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.249cm" svg:y="1.1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0.749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749cm" svg:y="4.1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949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949cm" svg:y="6.9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7" draw:text-style-name="P1" draw:layer="layout" svg:width="2.166cm" svg:height="2.166cm" svg:x="4.834cm" svg:y="6.7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7.084cm" svg:y="3.5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4.834cm" svg:y="0.4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1.984cm" svg:y="3.55cm">
          <draw:image xlink:href="Pictures/100000010000032000000320E7E0B25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4" draw:text-style-name="P1" draw:layer="layout" svg:width="7cm" svg:height="7cm" svg:x="1.2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5.6cm" svg:height="6.534cm" svg:x="2.649cm" svg:y="1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11" draw:text-style-name="P2" draw:layer="layout" svg:width="1cm" svg:height="1cm" svg:x="2.249cm" svg:y="1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.249cm" svg:y="1.1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0.749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749cm" svg:y="4.1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949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949cm" svg:y="6.9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7" draw:text-style-name="P1" draw:layer="layout" svg:width="2.166cm" svg:height="2.166cm" svg:x="4.834cm" svg:y="6.7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7.084cm" svg:y="3.5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4.834cm" svg:y="0.4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1.984cm" svg:y="3.55cm">
          <draw:image xlink:href="Pictures/100000010000032000000320E7E0B25A.png" xlink:type="simple" xlink:show="embed" xlink:actuate="onLoad" draw:mime-type="image/png">
            <text:p/>
          </draw:image>
        </draw:frame>
        <draw:polyline draw:style-name="gr17" draw:text-style-name="P1" draw:layer="layout" svg:width="0.999cm" svg:height="0.499cm" svg:x="6cm" svg:y="5cm" svg:viewBox="0 0 1000 500" draw:points="0,0 500,500 500,500 1000,0">
          <text:p/>
        </draw:polyline>
        <draw:polyline draw:style-name="gr17" draw:text-style-name="P1" draw:layer="layout" svg:width="0.999cm" svg:height="0.499cm" draw:transform="rotate (-0.558505360638186) translate (7.45845576798009cm 6.02302834384429cm)" svg:viewBox="0 0 1000 500" draw:points="0,0 500,500 500,500 1000,0">
          <text:p/>
        </draw:polyline>
        <draw:polyline draw:style-name="gr17" draw:text-style-name="P1" draw:layer="layout" svg:width="0.999cm" svg:height="0.499cm" draw:transform="rotate (0.610865238198015) translate (7.00033384206726cm 2.57544629485875cm)" svg:viewBox="0 0 1000 500" draw:points="1000,0 500,500 500,500 0,0">
          <text:p/>
        </draw:polyline>
        <draw:polyline draw:style-name="gr17" draw:text-style-name="P1" draw:layer="layout" svg:width="0.999cm" svg:height="0.499cm" draw:transform="rotate (-2.58291276002641) translate (3.99850386413651cm 6.8700523919225cm)" svg:viewBox="0 0 1000 500" draw:points="1000,0 500,500 500,500 0,0">
          <text:p/>
        </draw:polyline>
        <draw:polyline draw:style-name="gr17" draw:text-style-name="P1" draw:layer="layout" svg:width="0.999cm" svg:height="0.499cm" draw:transform="rotate (2.58291276002641) translate (3.79845171782946cm 2.75011965232537cm)" svg:viewBox="0 0 1000 500" draw:points="0,0 500,500 500,500 1000,0">
          <text:p/>
        </draw:polyline>
      </draw:page>
      <draw:page draw:name="page4" draw:style-name="dp1" draw:master-page-name="Default">
        <draw:custom-shape draw:style-name="gr14" draw:text-style-name="P1" draw:layer="layout" svg:width="7cm" svg:height="7cm" svg:x="1.2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custom-shape draw:style-name="gr11" draw:text-style-name="P2" draw:layer="layout" svg:width="1cm" svg:height="1cm" svg:x="2.249cm" svg:y="1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.249cm" svg:y="1.1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0.749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749cm" svg:y="4.1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949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949cm" svg:y="6.9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7" draw:text-style-name="P1" draw:layer="layout" svg:width="2.166cm" svg:height="2.166cm" svg:x="4.834cm" svg:y="6.7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7.084cm" svg:y="3.5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4.834cm" svg:y="0.4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1.984cm" svg:y="3.55cm">
          <draw:image xlink:href="Pictures/100000010000032000000320E7E0B25A.png" xlink:type="simple" xlink:show="embed" xlink:actuate="onLoad" draw:mime-type="image/png">
            <text:p/>
          </draw:image>
        </draw:frame>
        <draw:polyline draw:style-name="gr17" draw:text-style-name="P1" draw:layer="layout" svg:width="0.999cm" svg:height="0.499cm" svg:x="6cm" svg:y="5cm" svg:viewBox="0 0 1000 500" draw:points="0,0 500,500 500,500 1000,0">
          <text:p/>
        </draw:polyline>
        <draw:path draw:style-name="gr18" draw:text-style-name="P7" draw:layer="layout" svg:width="5.953cm" svg:height="6.887cm" svg:x="2.473cm" svg:y="1.208cm" svg:viewBox="0 0 5954 6888" svg:d="M1295 893l-6-79-79 5-173 12c137-136 284-257 441-363 227-153 470-270 722-349s513-119 777-119 525 40 777 119 495 196 722 349c226 152 432 337 615 551 38 44 76 90 112 137l-43 243-250-44c-28-37-57-72-87-107-162-188-344-353-544-487-199-134-410-236-630-305-218-68-444-103-672-103s-454 35-672 103c-220 69-431 171-630 305-130 88-254 188-369 300zM1141 983l17 234c-9 11-18 21-27 31-163 191-305 406-421 641-117 236-206 488-266 749-60 262-91 533-91 806s31 544 91 806c60 261 149 513 266 749 80 163 173 316 276 457l-131-30-78-18-17 78-46 197c-120-163-228-339-320-527-129-261-228-539-294-827-66-287-100-585-100-885s34-598 100-885c66-288 165-566 294-827 129-262 287-501 469-713 5-6 9-12 14-17zM897 5599l248 57c158 182 336 341 530 471 199 134 410 236 630 305 218 68 444 103 672 103s454-35 672-103c220-69 431-171 630-305 200-134 382-299 544-487 74-87 144-178 208-274l37 156 17 78 78-18 176-41c-77 116-159 225-248 328-183 214-389 399-615 551-227 153-470 270-722 349s-513 119-777 119-525-40-777-119-495-196-722-349c-226-152-432-337-615-551-8-8-15-17-23-26zM5205 5409l-54-234c32-57 64-116 93-176 117-236 206-488 266-749 60-262 91-533 91-806s-31-544-91-806c-60-261-149-513-266-749-60-122-127-239-201-349l167 29 79 14 13-78 30-168c84 125 160 257 228 395 129 261 228 539 294 827 66 287 100 585 100 885s-34 598-100 885c-66 288-165 566-294 827-32 66-67 132-104 195z">
          <text:p/>
        </draw:path>
      </draw:page>
      <draw:page draw:name="page5" draw:style-name="dp1" draw:master-page-name="Default">
        <draw:custom-shape draw:style-name="gr14" draw:text-style-name="P1" draw:layer="layout" svg:width="7cm" svg:height="7cm" svg:x="1.2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7" draw:layer="layout" svg:width="5.953cm" svg:height="6.887cm" svg:x="2.473cm" svg:y="1.208cm" svg:viewBox="0 0 5954 6888" svg:d="M1188 1011c0-10-3-19-8-27-4-8-11-14-19-19s-17-7-26-7h-219c170-188 358-353 562-490 227-153 470-270 722-349s513-119 777-119 525 40 777 119 495 196 722 349c226 152 432 337 615 551 31 35 60 71 90 109v336h-190c-53-75-109-147-168-216-162-188-344-353-544-487-199-134-410-236-630-305-218-68-444-103-672-103s-454 35-672 103c-220 69-431 171-630 305-177 119-340 261-487 423zM1082 1064v243c-143 176-268 371-372 582-117 236-206 488-266 749-60 262-91 533-91 806s31 544 91 806c60 261 149 513 266 749 86 175 187 339 300 490l-161-37c-4-1-8-2-12-2-9 0-18 3-26 8-9 4-15 11-20 19-3 5-4 9-6 15l-50 218c-129-170-243-356-341-554-129-261-228-539-294-827-66-287-100-585-100-885s34-598 100-885c66-288 165-566 294-827 120-243 265-468 431-668zM877 5567l239 55c5 6 10 12 15 18 162 188 344 353 544 487 199 134 410 236 630 305 218 68 444 103 672 103s454-35 672-103c220-69 431-171 630-305 200-134 382-299 544-487 82-96 158-197 229-304l41 180c2 6 3 10 6 15 5 8 11 15 20 19 8 5 17 8 26 8 4 0 8-1 12-2l203-47c-83 128-172 248-269 360-183 214-389 399-615 551-227 153-470 270-722 349s-513 119-777 119-525-40-777-119-495-196-722-349c-226-152-432-337-615-551-15-17-30-34-44-52zM5185 5441l-54-233c40-67 78-137 113-209 117-236 206-488 266-749 60-262 91-533 91-806s-31-544-91-806c-60-261-149-513-266-749-55-111-115-217-181-319h171c9 0 18-2 26-7s15-11 19-19c5-8 8-17 8-27v-247c101 145 193 299 273 462 129 261 228 539 294 827 66 287 100 585 100 885s-34 598-100 885c-66 288-165 566-294 827-38 77-79 153-122 226z">
          <text:p/>
        </draw:path>
        <draw:g draw:style-name="gr3">
          <draw:custom-shape draw:style-name="gr11" draw:text-style-name="P2" draw:layer="layout" svg:width="1cm" svg:height="1cm" svg:x="2.249cm" svg:y="1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.249cm" svg:y="1.1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0.749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749cm" svg:y="4.1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949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949cm" svg:y="6.9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7" draw:text-style-name="P1" draw:layer="layout" svg:width="2.166cm" svg:height="2.166cm" svg:x="4.834cm" svg:y="6.7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7.084cm" svg:y="3.4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4.834cm" svg:y="0.45cm">
          <draw:image xlink:href="Pictures/100000010000032000000320E7E0B25A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1.784cm" svg:y="3.45cm">
          <draw:image xlink:href="Pictures/100000010000032000000320E7E0B25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4" draw:text-style-name="P1" draw:layer="layout" svg:width="7cm" svg:height="7cm" svg:x="1.249cm" svg:y="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5.6cm" svg:height="6.534cm" svg:x="2.6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7" draw:layer="layout" svg:width="5.953cm" svg:height="6.887cm" svg:x="2.473cm" svg:y="1.208cm" svg:viewBox="0 0 5954 6888" svg:d="M1295 893l-6-79-79 5-173 12c137-136 284-257 441-363 227-153 470-270 722-349s513-119 777-119 525 40 777 119 495 196 722 349c226 152 432 337 615 551 38 44 76 90 112 137l-43 243-250-44c-28-37-57-72-87-107-162-188-344-353-544-487-199-134-410-236-630-305-218-68-444-103-672-103s-454 35-672 103c-220 69-431 171-630 305-130 88-254 188-369 300zM1141 983l17 234c-9 11-18 21-27 31-163 191-305 406-421 641-117 236-206 488-266 749-60 262-91 533-91 806s31 544 91 806c60 261 149 513 266 749 80 163 173 316 276 457l-131-30-78-18-17 78-46 197c-120-163-228-339-320-527-129-261-228-539-294-827-66-287-100-585-100-885s34-598 100-885c66-288 165-566 294-827 129-262 287-501 469-713 5-6 9-12 14-17zM897 5599l248 57c158 182 336 341 530 471 199 134 410 236 630 305 218 68 444 103 672 103s454-35 672-103c220-69 431-171 630-305 200-134 382-299 544-487 74-87 144-178 208-274l37 156 17 78 78-18 176-41c-77 116-159 225-248 328-183 214-389 399-615 551-227 153-470 270-722 349s-513 119-777 119-525-40-777-119-495-196-722-349c-226-152-432-337-615-551-8-8-15-17-23-26zM5205 5409l-54-234c32-57 64-116 93-176 117-236 206-488 266-749 60-262 91-533 91-806s-31-544-91-806c-60-261-149-513-266-749-60-122-127-239-201-349l167 29 79 14 13-78 30-168c84 125 160 257 228 395 129 261 228 539 294 827 66 287 100 585 100 885s-34 598-100 885c-66 288-165 566-294 827-32 66-67 132-104 195z">
          <text:p/>
        </draw:path>
        <draw:g draw:style-name="gr3">
          <draw:custom-shape draw:style-name="gr11" draw:text-style-name="P2" draw:layer="layout" svg:width="1cm" svg:height="1cm" svg:x="2.249cm" svg:y="1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2.249cm" svg:y="1.151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0.749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0.749cm" svg:y="4.15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g draw:style-name="gr3">
          <draw:custom-shape draw:style-name="gr11" draw:text-style-name="P2" draw:layer="layout" svg:width="1cm" svg:height="1cm" svg:x="1.949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cm" svg:height="1cm" svg:x="1.949cm" svg:y="6.9cm">
            <draw:image xlink:href="Pictures/1000000100000258000002587C206488.png" xlink:type="simple" xlink:show="embed" xlink:actuate="onLoad" draw:mime-type="image/png">
              <text:p/>
            </draw:image>
          </draw:frame>
        </draw:g>
        <draw:frame draw:style-name="gr7" draw:text-style-name="P1" draw:layer="layout" svg:width="2.166cm" svg:height="2.166cm" svg:x="4.434cm" svg:y="6.7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7.084cm" svg:y="3.45cm">
          <draw:image xlink:href="Pictures/10000001000003200000032088832681.png" xlink:type="simple" xlink:show="embed" xlink:actuate="onLoad" draw:mime-type="image/png">
            <text:p/>
          </draw:image>
        </draw:frame>
        <draw:frame draw:style-name="gr20" draw:text-style-name="P1" draw:layer="layout" svg:width="2.166cm" svg:height="2.166cm" svg:x="4.434cm" svg:y="0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7" draw:text-style-name="P1" draw:layer="layout" svg:width="2.166cm" svg:height="2.166cm" svg:x="1.784cm" svg:y="3.45cm">
          <draw:image xlink:href="Pictures/100000010000032000000320F7BD1E50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19" draw:text-style-name="P6" draw:layer="layout" svg:width="5.6cm" svg:height="6.534cm" svg:x="2.6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7" draw:layer="layout" svg:width="5.953cm" svg:height="6.887cm" svg:x="2.473cm" svg:y="1.208cm" svg:viewBox="0 0 5954 6888" svg:d="M1295 893l-6-79-79 5-173 12c137-136 284-257 441-363 227-153 470-270 722-349s513-119 777-119 525 40 777 119 495 196 722 349c226 152 432 337 615 551 38 44 76 90 112 137l-43 243-250-44c-28-37-57-72-87-107-162-188-344-353-544-487-199-134-410-236-630-305-218-68-444-103-672-103s-454 35-672 103c-220 69-431 171-630 305-130 88-254 188-369 300zM1141 983l17 234c-9 11-18 21-27 31-163 191-305 406-421 641-117 236-206 488-266 749-60 262-91 533-91 806s31 544 91 806c60 261 149 513 266 749 80 163 173 316 276 457l-131-30-78-18-17 78-46 197c-120-163-228-339-320-527-129-261-228-539-294-827-66-287-100-585-100-885s34-598 100-885c66-288 165-566 294-827 129-262 287-501 469-713 5-6 9-12 14-17zM897 5599l248 57c158 182 336 341 530 471 199 134 410 236 630 305 218 68 444 103 672 103s454-35 672-103c220-69 431-171 630-305 200-134 382-299 544-487 74-87 144-178 208-274l37 156 17 78 78-18 176-41c-77 116-159 225-248 328-183 214-389 399-615 551-227 153-470 270-722 349s-513 119-777 119-525-40-777-119-495-196-722-349c-226-152-432-337-615-551-8-8-15-17-23-26zM5205 5409l-54-234c32-57 64-116 93-176 117-236 206-488 266-749 60-262 91-533 91-806s-31-544-91-806c-60-261-149-513-266-749-60-122-127-239-201-349l167 29 79 14 13-78 30-168c84 125 160 257 228 395 129 261 228 539 294 827 66 287 100 585 100 885s-34 598-100 885c-66 288-165 566-294 827-32 66-67 132-104 195z">
          <text:p/>
        </draw:path>
        <draw:frame draw:style-name="gr22" draw:text-style-name="P1" draw:layer="layout" svg:width="2.166cm" svg:height="2.166cm" svg:x="4.434cm" svg:y="6.7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7.084cm" svg:y="3.45cm">
          <draw:image xlink:href="Pictures/10000001000003200000032088832681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4.434cm" svg:y="0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1.62cm" svg:y="3.45cm">
          <draw:image xlink:href="Pictures/100000010000032000000320F7BD1E50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19" draw:text-style-name="P6" draw:layer="layout" svg:width="5.6cm" svg:height="6.534cm" svg:x="2.6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8" draw:layer="layout" svg:width="4.165cm" svg:height="1.398cm" svg:x="3.509cm" svg:y="1.208cm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3" draw:text-style-name="P8" draw:layer="layout" svg:width="1.157cm" svg:height="4.698cm" svg:x="2.473cm" svg:y="2.191cm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4" draw:text-style-name="P9" draw:layer="layout" svg:width="4.497cm" svg:height="1.521cm" svg:x="3.313cm" svg:y="6.573cm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4" draw:text-style-name="P9" draw:layer="layout" svg:width="0.91cm" svg:height="4.072cm" svg:x="7.516cm" svg:y="2.544cm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4.434cm" svg:y="6.7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7.084cm" svg:y="3.4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4.434cm" svg:y="0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1.62cm" svg:y="3.45cm">
          <draw:image xlink:href="Pictures/100000010000032000000320ED520C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5" draw:text-style-name="P6" draw:layer="layout" svg:width="8.42cm" svg:height="9.83cm" draw:transform="rotate (1.5707963267949) translate (2.35cm 8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5.6cm" svg:height="6.534cm" svg:x="4.4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0" draw:layer="layout" svg:width="4.165cm" svg:height="1.398cm" draw:transform="rotate (1.5707963267949) translate (3.80549939082702cm 6.59276963521278cm)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6.13cm" svg:y="6.2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9.284cm" svg:y="3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30" draw:text-style-name="P20" draw:layer="layout" svg:width="3cm" svg:height="0.895cm" svg:x="5.75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3cm" svg:height="0.895cm" svg:x="0.02cm" svg:y="4.60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3cm" svg:height="0.895cm" svg:x="11.5cm" svg:y="4.65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2.995cm" svg:height="0.831cm" svg:x="1.65cm" svg:y="6.669cm">
          <draw:text-box>
            <text:p text:style-name="P21"><text:span text:style-name="T13">Year A</text:span></text:p>
          </draw:text-box>
        </draw:frame>
        <draw:frame draw:style-name="gr31" draw:text-style-name="P22" draw:layer="layout" svg:width="2.995cm" svg:height="0.831cm" svg:x="9.35cm" svg:y="1.485cm">
          <draw:text-box>
            <text:p text:style-name="P21"><text:span text:style-name="T13">Year B</text:span></text:p>
          </draw:text-box>
        </draw:frame>
        <draw:line draw:style-name="gr32" draw:text-style-name="P1" draw:layer="layout" svg:x1="3.75cm" svg:y1="1cm" svg:x2="5cm" svg:y2="2.25cm">
          <text:p/>
        </draw:line>
        <draw:line draw:style-name="gr32" draw:text-style-name="P1" draw:layer="layout" svg:x1="9.6cm" svg:y1="6.9cm" svg:x2="10.85cm" svg:y2="8.15cm">
          <text:p/>
        </draw:line>
      </draw:page>
      <draw:page draw:name="page10" draw:style-name="dp1" draw:master-page-name="Default">
        <draw:g draw:style-name="gr33">
          <draw:path draw:style-name="gr34" draw:text-style-name="P7" draw:layer="layout" svg:width="7.907cm" svg:height="7.289cm" svg:x="4.3cm" svg:y="0.453cm" svg:viewBox="0 0 7908 7290" svg:d="M6355 7252c23-19 46-38 69-58 301-257 562-548 777-867 214-317 377-657 487-1008 110-352 167-715 167-1082s-57-730-167-1082c-110-351-273-691-487-1008-215-319-476-610-777-867-301-258-641-482-1012-666-372-184-769-324-1180-418-411-95-837-143-1266-143-430 0-855 48-1267 143-411 94-807 234-1179 418-167 83-328 174-482 272l-38-38c158-102 324-196 496-281 376-186 776-328 1192-423 415-95 844-144 1278-144 433 0 863 49 1278 144s816 237 1191 423c376 186 720 412 1024 673 304 260 569 555 786 877s383 666 494 1022c112 357 169 726 169 1098s-57 741-169 1098c-111 356-277 700-494 1022s-482 617-786 877c-22 19-44 38-67 56z">
            <text:p/>
          </draw:path>
          <draw:path draw:style-name="gr34" draw:text-style-name="P7" draw:layer="layout" svg:width="8.085cm" svg:height="7.42cm" svg:x="2.324cm" svg:y="1.505cm" svg:viewBox="0 0 8086 7421" svg:d="M8086 6454c-211 149-436 283-675 401-375 185-776 327-1191 422-415 96-845 144-1278 144s-863-48-1278-144c-415-95-816-237-1191-422-376-186-720-413-1024-673-304-261-569-556-786-877-217-323-383-667-494-1023-112-356-169-725-169-1098 0-372 57-741 169-1097 111-357 277-700 494-1023 217-322 482-616 786-877 75-64 153-127 233-187l38 38c-81 61-160 124-237 189-300 258-562 549-776 867s-378 657-488 1009c-110 351-166 715-166 1081 0 367 56 731 166 1082 110 352 274 691 488 1009s476 609 776 867c301 257 641 481 1013 665s769 324 1180 419c411 94 837 142 1266 142s855-48 1266-142c411-95 808-235 1180-419 233-115 453-246 660-391z">
            <text:p/>
          </draw:path>
        </draw:g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6cm" svg:height="6.534cm" svg:x="4.4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0" draw:layer="layout" svg:width="4.165cm" svg:height="1.398cm" draw:transform="rotate (1.5707963267949) translate (3.80549939082702cm 6.59276963521278cm)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6.13cm" svg:y="6.2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9.284cm" svg:y="3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2.995cm" svg:height="0.831cm" svg:x="0.65cm" svg:y="6.868cm">
          <draw:text-box>
            <text:p text:style-name="P21"><text:span text:style-name="T13">Year A</text:span></text:p>
          </draw:text-box>
        </draw:frame>
        <draw:frame draw:style-name="gr31" draw:text-style-name="P22" draw:layer="layout" svg:width="2.995cm" svg:height="0.831cm" svg:x="10.491cm" svg:y="1.357cm">
          <draw:text-box>
            <text:p text:style-name="P21"><text:span text:style-name="T13">Year B</text:span></text:p>
          </draw:text-box>
        </draw:fram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6" draw:text-style-name="P6" draw:layer="layout" svg:width="5.6cm" svg:height="6.534cm" draw:transform="rotate (1.5707963267949) translate (3.983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path draw:style-name="gr26" draw:text-style-name="P10" draw:layer="layout" svg:width="4.165cm" svg:height="1.398cm" draw:transform="rotate (1.5707963267949) translate (3.80549939082702cm 6.59276963521278cm)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6.13cm" svg:y="6.2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9.284cm" svg:y="3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7.898cm" svg:height="7.5cm" draw:transform="rotate (1.5707963267949) translate (3.5cm 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path draw:style-name="gr26" draw:text-style-name="P10" draw:layer="layout" svg:width="4.165cm" svg:height="1.398cm" draw:transform="rotate (1.5707963267949) translate (3.80549939082702cm 6.59276963521278cm)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6.13cm" svg:y="6.2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9.284cm" svg:y="3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43" draw:text-style-name="P6" draw:layer="layout" svg:width="5.6cm" svg:height="6.266cm" draw:transform="rotate (1.5707963267949) translate (3.984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7.898cm" svg:height="7.5cm" draw:transform="rotate (1.5707963267949) translate (3.5cm 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.166cm" svg:height="2.166cm" svg:x="5.23cm" svg:y="6.1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polyline draw:style-name="gr44" draw:text-style-name="P1" draw:layer="layout" svg:width="0.999cm" svg:height="0.499cm" draw:transform="rotate (0.925024503556995) translate (8.59746554722635cm 2.773764348849cm)" svg:viewBox="0 0 1000 500" draw:points="1000,0 500,500 500,500 0,0">
          <text:p/>
        </draw:polyline>
        <draw:polyline draw:style-name="gr44" draw:text-style-name="P1" draw:layer="layout" svg:width="0.999cm" svg:height="0.499cm" draw:transform="rotate (2.16420827247297) translate (5.17129676555171cm 3.11023609648634cm)" svg:viewBox="0 0 1000 500" draw:points="1000,0 500,500 500,500 0,0">
          <text:p/>
        </draw:polyline>
        <draw:polyline draw:style-name="gr44" draw:text-style-name="P1" draw:layer="layout" svg:width="0.999cm" svg:height="0.499cm" draw:transform="rotate (-0.331612557878923) translate (10.39959591343cm 6.69974942568436cm)" svg:viewBox="0 0 1000 500" draw:points="1000,0 500,500 500,500 0,0">
          <text:p/>
        </draw:polyline>
        <draw:frame draw:style-name="gr22" draw:text-style-name="P1" draw:layer="layout" svg:width="2.166cm" svg:height="2.166cm" svg:x="9.288cm" svg:y="7.55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1.0471975511966) translate (8.65042950178385cm 8.83364119898959cm)" svg:viewBox="0 0 1000 500" draw:points="1000,0 500,500 500,500 0,0">
          <text:p/>
        </draw:polyline>
        <draw:frame draw:style-name="gr22" draw:text-style-name="P1" draw:layer="layout" svg:width="2.166cm" svg:height="2.166cm" svg:x="5.934cm" svg:y="8.8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2.35619449019235) translate (5.77606806205116cm 9.01173013191378cm)" svg:viewBox="0 0 1000 500" draw:points="1000,0 500,500 500,500 0,0">
          <text:p/>
        </draw:polyline>
        <draw:polyline draw:style-name="gr44" draw:text-style-name="P1" draw:layer="layout" svg:width="0.999cm" svg:height="0.499cm" draw:transform="rotate (-3.14159265358979) translate (4.00033814872928cm 6.43304033777829cm)" svg:viewBox="0 0 1000 500" draw:points="1000,0 500,500 500,500 0,0">
          <text:p/>
        </draw:polyline>
        <draw:frame draw:style-name="gr22" draw:text-style-name="P1" draw:layer="layout" svg:width="2.166cm" svg:height="2.166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1.37881010907552) translate (8.47315464161276cm 6.7184317012933cm)" svg:viewBox="0 0 1000 500" draw:points="1000,0 500,500 500,500 0,0">
          <text:p/>
        </draw:polyline>
        <draw:polyline draw:style-name="gr44" draw:text-style-name="P1" draw:layer="layout" svg:width="0.999cm" svg:height="0.499cm" draw:transform="rotate (-2.30383461263252) translate (5.36581252749043cm 6.34961001240546cm)" svg:viewBox="0 0 1000 500" draw:points="1000,0 500,500 500,500 0,0">
          <text:p/>
        </draw:polyline>
        <draw:frame draw:style-name="gr22" draw:text-style-name="P1" draw:layer="layout" svg:width="2.166cm" svg:height="2.166cm" svg:x="8.25cm" svg:y="4.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10.551cm" svg:y="4.55cm">
          <draw:image xlink:href="Pictures/1000000100000320000003204BD7FDB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custom-shape draw:style-name="gr43" draw:text-style-name="P6" draw:layer="layout" svg:width="5.6cm" svg:height="6.266cm" draw:transform="rotate (1.5707963267949) translate (3.984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7.898cm" svg:height="7.5cm" draw:transform="rotate (1.5707963267949) translate (3.5cm 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5.23cm" svg:y="6.1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polyline draw:style-name="gr44" draw:text-style-name="P1" draw:layer="layout" svg:width="0.999cm" svg:height="0.499cm" draw:transform="rotate (0.925024503556995) translate (8.59746554722634cm 2.673764348849cm)" svg:viewBox="0 0 1000 500" draw:points="1000,0 500,500 500,500 0,0">
          <text:p/>
        </draw:polyline>
        <draw:polyline draw:style-name="gr44" draw:text-style-name="P1" draw:layer="layout" svg:width="0.999cm" svg:height="0.499cm" draw:transform="rotate (2.16420827247297) translate (5.17129676555171cm 3.11023609648634cm)" svg:viewBox="0 0 1000 500" draw:points="1000,0 500,500 500,500 0,0">
          <text:p/>
        </draw:polyline>
        <draw:polyline draw:style-name="gr44" draw:text-style-name="P1" draw:layer="layout" svg:width="0.999cm" svg:height="0.499cm" draw:transform="rotate (-0.331612557878923) translate (10.39959591343cm 6.69974942568436cm)" svg:viewBox="0 0 1000 500" draw:points="1000,0 500,500 500,500 0,0">
          <text:p/>
        </draw:polyline>
        <draw:frame draw:style-name="gr22" draw:text-style-name="P1" draw:layer="layout" svg:width="2cm" svg:height="2cm" svg:x="9.288cm" svg:y="7.55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1.0471975511966) translate (8.65042950178385cm 8.83364119898959cm)" svg:viewBox="0 0 1000 500" draw:points="1000,0 500,500 500,500 0,0">
          <text:p/>
        </draw:polyline>
        <draw:frame draw:style-name="gr22" draw:text-style-name="P1" draw:layer="layout" svg:width="2cm" svg:height="2cm" svg:x="5.934cm" svg:y="8.8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2.35619449019235) translate (5.77606806205116cm 9.01173013191378cm)" svg:viewBox="0 0 1000 500" draw:points="1000,0 500,500 500,500 0,0">
          <text:p/>
        </draw:polyline>
        <draw:polyline draw:style-name="gr44" draw:text-style-name="P1" draw:layer="layout" svg:width="0.999cm" svg:height="0.499cm" draw:transform="rotate (-3.14159265358979) translate (4.00033814872928cm 6.43304033777829cm)" svg:viewBox="0 0 1000 500" draw:points="1000,0 500,500 500,500 0,0">
          <text:p/>
        </draw:polyline>
        <draw:frame draw:style-name="gr22" draw:text-style-name="P1" draw:layer="layout" svg:width="2cm" svg:height="2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1.37881010907552) translate (8.47315464161276cm 6.7184317012933cm)" svg:viewBox="0 0 1000 500" draw:points="1000,0 500,500 500,500 0,0">
          <text:p/>
        </draw:polyline>
        <draw:polyline draw:style-name="gr44" draw:text-style-name="P1" draw:layer="layout" svg:width="0.999cm" svg:height="0.499cm" draw:transform="rotate (-2.30383461263252) translate (5.36581252749043cm 6.34961001240546cm)" svg:viewBox="0 0 1000 500" draw:points="1000,0 500,500 500,500 0,0">
          <text:p/>
        </draw:polyline>
        <draw:frame draw:style-name="gr22" draw:text-style-name="P1" draw:layer="layout" svg:width="2cm" svg:height="2cm" svg:x="8.25cm" svg:y="4.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10.551cm" svg:y="4.55cm">
          <draw:image xlink:href="Pictures/1000000100000320000003204BD7FDB0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path draw:style-name="gr45" draw:text-style-name="P24" draw:layer="layout" svg:width="1.004cm" svg:height="3.252cm" svg:x="3.811cm" svg:y="3.321cm" svg:viewBox="0 0 1005 3253" svg:d="M346 604c119-216 257-418 412-604-6 9-11 17-17 26-128 198-226 410-292 630-66 219-100 446-100 674 0 229 34 455 100 674 66 220 164 432 292 631 78 120 166 235 264 342l-161 9-79 4 4 79 10 184c-125-133-237-276-335-427-146-227-258-469-333-720-63-208-100-421-111-637 80-301 196-592 346-865z">
          <text:p/>
        </draw:path>
        <draw:path draw:style-name="gr46" draw:text-style-name="P10" draw:layer="layout" svg:width="1.889cm" svg:height="3.563cm" svg:x="3.325cm" svg:y="2.437cm" svg:viewBox="0 0 1890 3564" svg:d="M1890 42l-54 277c-154 117-299 247-433 388-220 233-412 495-569 782-158 287-278 593-359 911s-122 647-122 979c0 62 1 123 4 185l-124-124-56-56-56 56-117 117c-3-60-4-119-4-178 0-362 45-720 133-1066s219-681 391-994c172-314 382-601 623-855 162-170 338-325 526-464z">
          <text:p/>
        </draw:path>
        <draw:path draw:style-name="gr47" draw:text-style-name="P25" draw:layer="layout" svg:width="2.238cm" svg:height="4.738cm" svg:x="8.188cm" svg:y="2.668cm" svg:viewBox="0 0 2239 4739" svg:d="M1586 477c205 216 385 458 536 721 1 3 2 7 3 10 76 252 114 513 114 776s-38 524-114 775c-75 252-187 494-334 721-146 226-324 433-528 616-204 182-434 340-686 470-127 66-259 124-394 173l-183-123 168-250c84-34 167-72 247-114 225-116 431-257 612-419s339-345 468-545c128-198 226-410 292-630 66-219 99-445 99-674s-33-455-99-674c-66-220-164-432-292-631-129-199-287-382-468-544-44-39-90-78-137-115l143-20c199 139 385 299 553 477z">
          <text:p/>
        </draw:path>
        <draw:path draw:style-name="gr48" draw:text-style-name="P11" draw:layer="layout" svg:width="1.957cm" svg:height="4.904cm" svg:x="9.22cm" svg:y="2.324cm" svg:viewBox="0 0 1958 4905" svg:d="M1527 4905l-106-217c23-72 43-144 62-218 81-317 122-646 122-978s-41-661-122-979c-81-317-201-624-359-911-157-287-348-549-569-781-169-178-355-339-555-478l89-13 79-11-11-78-34-241c250 165 481 359 688 578 241 253 451 540 623 854 172 313 303 648 391 994s133 704 133 1066c0 361-45 719-133 1065-20 80-42 158-67 236z">
          <text:p/>
        </draw:path>
        <draw:path draw:style-name="gr46" draw:text-style-name="P10" draw:layer="layout" svg:width="1.911cm" svg:height="3.184cm" svg:x="3.341cm" svg:y="6.045cm" svg:viewBox="0 0 1912 3185" svg:d="M159 0l200 199c20 186 53 370 99 550 81 317 201 624 358 911s349 549 569 781c161 170 338 323 527 458l-190 54-77 22 22 77 38 133c-207-148-399-315-576-501-241-254-450-541-622-854-172-314-303-648-391-994-57-221-95-448-116-677z">
          <text:p/>
        </draw:path>
        <draw:path draw:style-name="gr48" draw:text-style-name="P11" draw:layer="layout" svg:width="3.599cm" svg:height="0.88cm" svg:x="5.183cm" svg:y="9.06cm" svg:viewBox="0 0 3600 881" svg:d="M0 70l243-70c14 8 27 17 41 25 271 165 561 291 861 376 299 84 610 127 922 127 313 0 624-43 923-127 151-43 299-96 443-159l-56 126-32 73 72 32 183 81c-167 75-339 137-514 186-331 94-673 141-1019 141-345 0-687-47-1018-141-331-93-650-232-948-413-11-7-22-14-33-20z">
          <text:p/>
        </draw:path>
        <draw:path draw:style-name="gr48" draw:text-style-name="P11" draw:layer="layout" svg:width="2.165cm" svg:height="2.3cm" svg:x="8.738cm" svg:y="7.223cm" svg:viewBox="0 0 2166 2301" svg:d="M0 2197l100-224c66-35 132-72 197-111 271-165 520-367 740-598 220-233 412-495 569-782 86-155 160-316 223-482l72 147 34 71 72-34 159-78c-70 188-154 370-250 546-172 314-382 601-623 855-242 254-515 475-813 657-81 49-163 94-246 137z">
          <text:p/>
        </draw:path>
        <draw:path draw:style-name="gr45" draw:text-style-name="P24" draw:layer="layout" svg:width="3.437cm" svg:height="1.177cm" svg:x="4.743cm" svg:y="6.45cm" svg:viewBox="0 0 3438 1178" svg:d="M0 12l222-12c18 17 36 34 54 50 182 162 388 304 612 420 226 116 467 205 716 265 250 60 509 90 770 90s520-30 770-90c73-18 145-38 215-60l-90 135-45 66 66 44 148 100c-70 22-140 41-212 58-276 66-563 100-852 100s-575-34-852-100-545-165-795-295c-252-129-482-288-686-470-9-8-18-16-26-24z">
          <text:p/>
        </draw:path>
        <draw:path draw:style-name="gr48" draw:text-style-name="P11" draw:layer="layout" svg:width="4.113cm" svg:height="0.947cm" svg:x="5.094cm" svg:y="1.675cm" svg:viewBox="0 0 4114 948" svg:d="M290 757l15-77-78-15-227-45c119-82 244-157 375-225 251-130 519-228 796-295 277-66 563-100 852-100 159 0 316 10 472 30 230 21 458 64 680 126 312 88 613 217 897 383l16 111 1 1 25 183-316 45c-92-62-189-119-289-170-226-117-467-206-716-265-111-27-223-48-337-63-99-9-199-13-300-13-313 0-623 43-923 128s-589 211-861 375c-40 25-80 50-119 77z">
          <text:p/>
        </draw:path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1.5cm" svg:height="1.5cm" svg:x="5.43cm" svg:y="6.3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9.288cm" svg:y="7.5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5.934cm" svg:y="8.8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1.5cm" svg:height="1.5cm" svg:x="8.95cm" svg:y="5.1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10.451cm" svg:y="4.55cm">
          <draw:image xlink:href="Pictures/10000001000003200000032063518AAC.png" xlink:type="simple" xlink:show="embed" xlink:actuate="onLoad" draw:mime-type="image/png">
            <text:p/>
          </draw:image>
        </draw:frame>
        <draw:path draw:style-name="gr49" draw:text-style-name="P10" draw:layer="layout" svg:width="0.037cm" svg:height="0.192cm" svg:x="5.175cm" svg:y="2.48cm" svg:viewBox="0 0 38 193" svg:d="M38 0l-38 193z">
          <text:p/>
        </draw:path>
      </draw:page>
      <draw:page draw:name="page16" draw:style-name="dp1" draw:master-page-name="Default">
        <draw:path draw:style-name="gr46" draw:text-style-name="P10" draw:layer="layout" svg:width="1.889cm" svg:height="3.563cm" svg:x="3.325cm" svg:y="2.437cm" svg:viewBox="0 0 1890 3564" svg:d="M1890 42l-54 277c-154 117-299 247-433 388-220 233-412 495-569 782-158 287-278 593-359 911s-122 647-122 979c0 62 1 123 4 185l-124-124-56-56-56 56-117 117c-3-60-4-119-4-178 0-362 45-720 133-1066s219-681 391-994c172-314 382-601 623-855 162-170 338-325 526-464z">
          <text:p/>
        </draw:path>
        <draw:path draw:style-name="gr48" draw:text-style-name="P11" draw:layer="layout" svg:width="1.957cm" svg:height="4.904cm" svg:x="9.22cm" svg:y="2.324cm" svg:viewBox="0 0 1958 4905" svg:d="M1527 4905l-106-217c23-72 43-144 62-218 81-317 122-646 122-978s-41-661-122-979c-81-317-201-624-359-911-157-287-348-549-569-781-169-178-355-339-555-478l89-13 79-11-11-78-34-241c250 165 481 359 688 578 241 253 451 540 623 854 172 313 303 648 391 994s133 704 133 1066c0 361-45 719-133 1065-20 80-42 158-67 236z">
          <text:p/>
        </draw:path>
        <draw:path draw:style-name="gr46" draw:text-style-name="P10" draw:layer="layout" svg:width="1.911cm" svg:height="3.184cm" svg:x="3.341cm" svg:y="6.045cm" svg:viewBox="0 0 1912 3185" svg:d="M159 0l200 199c20 186 53 370 99 550 81 317 201 624 358 911s349 549 569 781c161 170 338 323 527 458l-190 54-77 22 22 77 38 133c-207-148-399-315-576-501-241-254-450-541-622-854-172-314-303-648-391-994-57-221-95-448-116-677z">
          <text:p/>
        </draw:path>
        <draw:path draw:style-name="gr48" draw:text-style-name="P11" draw:layer="layout" svg:width="3.599cm" svg:height="0.88cm" svg:x="5.183cm" svg:y="9.06cm" svg:viewBox="0 0 3600 881" svg:d="M0 70l243-70c14 8 27 17 41 25 271 165 561 291 861 376 299 84 610 127 922 127 313 0 624-43 923-127 151-43 299-96 443-159l-56 126-32 73 72 32 183 81c-167 75-339 137-514 186-331 94-673 141-1019 141-345 0-687-47-1018-141-331-93-650-232-948-413-11-7-22-14-33-20z">
          <text:p/>
        </draw:path>
        <draw:path draw:style-name="gr48" draw:text-style-name="P11" draw:layer="layout" svg:width="2.165cm" svg:height="2.3cm" svg:x="8.738cm" svg:y="7.223cm" svg:viewBox="0 0 2166 2301" svg:d="M0 2197l100-224c66-35 132-72 197-111 271-165 520-367 740-598 220-233 412-495 569-782 86-155 160-316 223-482l72 147 34 71 72-34 159-78c-70 188-154 370-250 546-172 314-382 601-623 855-242 254-515 475-813 657-81 49-163 94-246 137z">
          <text:p/>
        </draw:path>
        <draw:g draw:style-name="gr33">
          <draw:path draw:style-name="gr49" draw:text-style-name="P10" draw:layer="layout" svg:width="1.004cm" svg:height="3.252cm" svg:x="3.811cm" svg:y="3.321cm" svg:viewBox="0 0 1005 3253" svg:d="M346 604c119-216 257-418 412-604-6 9-11 17-17 26-128 198-226 410-292 630-66 219-100 446-100 674 0 229 34 455 100 674 66 220 164 432 292 631 78 120 166 235 264 342l-161 9-79 4 4 79 10 184c-125-133-237-276-335-427-146-227-258-469-333-720-63-208-100-421-111-637 80-301 196-592 346-865z">
            <text:p/>
          </draw:path>
          <draw:path draw:style-name="gr50" draw:text-style-name="P11" draw:layer="layout" svg:width="2.238cm" svg:height="4.738cm" svg:x="8.188cm" svg:y="2.668cm" svg:viewBox="0 0 2239 4739" svg:d="M1586 477c205 216 385 458 536 721 1 3 2 7 3 10 76 252 114 513 114 776s-38 524-114 775c-75 252-187 494-334 721-146 226-324 433-528 616-204 182-434 340-686 470-127 66-259 124-394 173l-183-123 168-250c84-34 167-72 247-114 225-116 431-257 612-419s339-345 468-545c128-198 226-410 292-630 66-219 99-445 99-674s-33-455-99-674c-66-220-164-432-292-631-129-199-287-382-468-544-44-39-90-78-137-115l143-20c199 139 385 299 553 477z">
            <text:p/>
          </draw:path>
          <draw:path draw:style-name="gr49" draw:text-style-name="P10" draw:layer="layout" svg:width="3.437cm" svg:height="1.177cm" svg:x="4.743cm" svg:y="6.45cm" svg:viewBox="0 0 3438 1178" svg:d="M0 12l222-12c18 17 36 34 54 50 182 162 388 304 612 420 226 116 467 205 716 265 250 60 509 90 770 90s520-30 770-90c73-18 145-38 215-60l-90 135-45 66 66 44 148 100c-70 22-140 41-212 58-276 66-563 100-852 100s-575-34-852-100-545-165-795-295c-252-129-482-288-686-470-9-8-18-16-26-24z">
            <text:p/>
          </draw:path>
        </draw:g>
        <draw:path draw:style-name="gr48" draw:text-style-name="P11" draw:layer="layout" svg:width="4.113cm" svg:height="0.947cm" svg:x="5.094cm" svg:y="1.675cm" svg:viewBox="0 0 4114 948" svg:d="M290 757l15-77-78-15-227-45c119-82 244-157 375-225 251-130 519-228 796-295 277-66 563-100 852-100 159 0 316 10 472 30 230 21 458 64 680 126 312 88 613 217 897 383l16 111 1 1 25 183-316 45c-92-62-189-119-289-170-226-117-467-206-716-265-111-27-223-48-337-63-99-9-199-13-300-13-313 0-623 43-923 128s-589 211-861 375c-40 25-80 50-119 77z">
          <text:p/>
        </draw:path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1.5cm" svg:height="1.5cm" svg:x="5.43cm" svg:y="6.3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9.288cm" svg:y="7.5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5.934cm" svg:y="8.8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1.5cm" svg:height="1.5cm" svg:x="8.95cm" svg:y="5.1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10.451cm" svg:y="4.55cm">
          <draw:image xlink:href="Pictures/10000001000003200000032063518AAC.png" xlink:type="simple" xlink:show="embed" xlink:actuate="onLoad" draw:mime-type="image/png">
            <text:p/>
          </draw:image>
        </draw:frame>
        <draw:path draw:style-name="gr49" draw:text-style-name="P10" draw:layer="layout" svg:width="0.037cm" svg:height="0.192cm" svg:x="5.175cm" svg:y="2.48cm" svg:viewBox="0 0 38 193" svg:d="M38 0l-38 193z">
          <text:p/>
        </draw:path>
        <draw:g draw:style-name="gr33">
          <draw:line draw:style-name="gr51" draw:text-style-name="P1" draw:layer="layout" svg:x1="2.782cm" svg:y1="2.234cm" svg:x2="12.875cm" svg:y2="5.128cm">
            <text:p/>
          </draw:line>
          <draw:line draw:style-name="gr51" draw:text-style-name="P1" draw:layer="layout" svg:x1="2.617cm" svg:y1="2.811cm" svg:x2="12.71cm" svg:y2="5.705cm">
            <text:p/>
          </draw:line>
          <draw:line draw:style-name="gr52" draw:text-style-name="P1" draw:layer="layout" svg:x1="2.451cm" svg:y1="3.388cm" svg:x2="12.544cm" svg:y2="6.282cm">
            <text:p text:style-name="P3"/>
          </draw:line>
          <draw:line draw:style-name="gr52" draw:text-style-name="P1" draw:layer="layout" svg:x1="2.286cm" svg:y1="3.965cm" svg:x2="12.379cm" svg:y2="6.859cm">
            <text:p/>
          </draw:line>
          <draw:line draw:style-name="gr52" draw:text-style-name="P1" draw:layer="layout" svg:x1="2.121cm" svg:y1="4.541cm" svg:x2="12.214cm" svg:y2="7.435cm">
            <text:p/>
          </draw:line>
          <draw:line draw:style-name="gr52" draw:text-style-name="P1" draw:layer="layout" svg:x1="1.955cm" svg:y1="5.118cm" svg:x2="12.048cm" svg:y2="8.012cm">
            <text:p/>
          </draw:line>
          <draw:line draw:style-name="gr52" draw:text-style-name="P1" draw:layer="layout" svg:x1="1.79cm" svg:y1="5.695cm" svg:x2="11.883cm" svg:y2="8.589cm">
            <text:p/>
          </draw:line>
          <draw:line draw:style-name="gr52" draw:text-style-name="P1" draw:layer="layout" svg:x1="1.625cm" svg:y1="6.272cm" svg:x2="11.718cm" svg:y2="9.166cm">
            <text:p/>
          </draw:line>
        </draw:g>
      </draw:page>
      <draw:page draw:name="page17" draw:style-name="dp1" draw:master-page-name="Default">
        <draw:g draw:style-name="gr33">
          <draw:path draw:style-name="gr45" draw:text-style-name="P24" draw:layer="layout" svg:width="1.004cm" svg:height="3.252cm" svg:x="3.811cm" svg:y="3.321cm" svg:viewBox="0 0 1005 3253" svg:d="M346 604c119-216 257-418 412-604-6 9-11 17-17 26-128 198-226 410-292 630-66 219-100 446-100 674 0 229 34 455 100 674 66 220 164 432 292 631 78 120 166 235 264 342l-161 9-79 4 4 79 10 184c-125-133-237-276-335-427-146-227-258-469-333-720-63-208-100-421-111-637 80-301 196-592 346-865z">
            <text:p/>
          </draw:path>
          <draw:path draw:style-name="gr47" draw:text-style-name="P25" draw:layer="layout" svg:width="2.238cm" svg:height="4.738cm" svg:x="8.188cm" svg:y="2.668cm" svg:viewBox="0 0 2239 4739" svg:d="M1586 477c205 216 385 458 536 721 1 3 2 7 3 10 76 252 114 513 114 776s-38 524-114 775c-75 252-187 494-334 721-146 226-324 433-528 616-204 182-434 340-686 470-127 66-259 124-394 173l-183-123 168-250c84-34 167-72 247-114 225-116 431-257 612-419s339-345 468-545c128-198 226-410 292-630 66-219 99-445 99-674s-33-455-99-674c-66-220-164-432-292-631-129-199-287-382-468-544-44-39-90-78-137-115l143-20c199 139 385 299 553 477z">
            <text:p/>
          </draw:path>
          <draw:path draw:style-name="gr45" draw:text-style-name="P24" draw:layer="layout" svg:width="3.437cm" svg:height="1.177cm" svg:x="4.743cm" svg:y="6.45cm" svg:viewBox="0 0 3438 1178" svg:d="M0 12l222-12c18 17 36 34 54 50 182 162 388 304 612 420 226 116 467 205 716 265 250 60 509 90 770 90s520-30 770-90c73-18 145-38 215-60l-90 135-45 66 66 44 148 100c-70 22-140 41-212 58-276 66-563 100-852 100s-575-34-852-100-545-165-795-295c-252-129-482-288-686-470-9-8-18-16-26-24z">
            <text:p/>
          </draw:path>
        </draw:g>
        <draw:path draw:style-name="gr46" draw:text-style-name="P10" draw:layer="layout" svg:width="1.889cm" svg:height="3.563cm" svg:x="3.325cm" svg:y="2.437cm" svg:viewBox="0 0 1890 3564" svg:d="M1890 42l-54 277c-154 117-299 247-433 388-220 233-412 495-569 782-158 287-278 593-359 911s-122 647-122 979c0 62 1 123 4 185l-124-124-56-56-56 56-117 117c-3-60-4-119-4-178 0-362 45-720 133-1066s219-681 391-994c172-314 382-601 623-855 162-170 338-325 526-464z">
          <text:p/>
        </draw:path>
        <draw:path draw:style-name="gr48" draw:text-style-name="P11" draw:layer="layout" svg:width="1.957cm" svg:height="4.904cm" svg:x="9.22cm" svg:y="2.324cm" svg:viewBox="0 0 1958 4905" svg:d="M1527 4905l-106-217c23-72 43-144 62-218 81-317 122-646 122-978s-41-661-122-979c-81-317-201-624-359-911-157-287-348-549-569-781-169-178-355-339-555-478l89-13 79-11-11-78-34-241c250 165 481 359 688 578 241 253 451 540 623 854 172 313 303 648 391 994s133 704 133 1066c0 361-45 719-133 1065-20 80-42 158-67 236z">
          <text:p/>
        </draw:path>
        <draw:path draw:style-name="gr46" draw:text-style-name="P10" draw:layer="layout" svg:width="1.911cm" svg:height="3.184cm" svg:x="3.341cm" svg:y="6.045cm" svg:viewBox="0 0 1912 3185" svg:d="M159 0l200 199c20 186 53 370 99 550 81 317 201 624 358 911s349 549 569 781c161 170 338 323 527 458l-190 54-77 22 22 77 38 133c-207-148-399-315-576-501-241-254-450-541-622-854-172-314-303-648-391-994-57-221-95-448-116-677z">
          <text:p/>
        </draw:path>
        <draw:path draw:style-name="gr48" draw:text-style-name="P11" draw:layer="layout" svg:width="3.599cm" svg:height="0.88cm" svg:x="5.183cm" svg:y="9.06cm" svg:viewBox="0 0 3600 881" svg:d="M0 70l243-70c14 8 27 17 41 25 271 165 561 291 861 376 299 84 610 127 922 127 313 0 624-43 923-127 151-43 299-96 443-159l-56 126-32 73 72 32 183 81c-167 75-339 137-514 186-331 94-673 141-1019 141-345 0-687-47-1018-141-331-93-650-232-948-413-11-7-22-14-33-20z">
          <text:p/>
        </draw:path>
        <draw:path draw:style-name="gr48" draw:text-style-name="P11" draw:layer="layout" svg:width="2.165cm" svg:height="2.3cm" svg:x="8.738cm" svg:y="7.223cm" svg:viewBox="0 0 2166 2301" svg:d="M0 2197l100-224c66-35 132-72 197-111 271-165 520-367 740-598 220-233 412-495 569-782 86-155 160-316 223-482l72 147 34 71 72-34 159-78c-70 188-154 370-250 546-172 314-382 601-623 855-242 254-515 475-813 657-81 49-163 94-246 137z">
          <text:p/>
        </draw:path>
        <draw:path draw:style-name="gr48" draw:text-style-name="P11" draw:layer="layout" svg:width="4.113cm" svg:height="0.947cm" svg:x="5.094cm" svg:y="1.675cm" svg:viewBox="0 0 4114 948" svg:d="M290 757l15-77-78-15-227-45c119-82 244-157 375-225 251-130 519-228 796-295 277-66 563-100 852-100 159 0 316 10 472 30 230 21 458 64 680 126 312 88 613 217 897 383l16 111 1 1 25 183-316 45c-92-62-189-119-289-170-226-117-467-206-716-265-111-27-223-48-337-63-99-9-199-13-300-13-313 0-623 43-923 128s-589 211-861 375c-40 25-80 50-119 77z">
          <text:p/>
        </draw:path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9.288cm" svg:y="7.5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5.934cm" svg:y="8.8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53" draw:text-style-name="P1" draw:layer="layout" svg:width="1.5cm" svg:height="1.5cm" svg:x="8.95cm" svg:y="5.1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10.451cm" svg:y="4.55cm">
          <draw:image xlink:href="Pictures/10000001000003200000032063518AAC.png" xlink:type="simple" xlink:show="embed" xlink:actuate="onLoad" draw:mime-type="image/png">
            <text:p/>
          </draw:image>
        </draw:frame>
        <draw:path draw:style-name="gr49" draw:text-style-name="P10" draw:layer="layout" svg:width="0.037cm" svg:height="0.192cm" svg:x="5.175cm" svg:y="2.48cm" svg:viewBox="0 0 38 193" svg:d="M38 0l-38 193z">
          <text:p/>
        </draw:path>
        <draw:frame draw:style-name="gr54" draw:text-style-name="P1" draw:layer="layout" svg:width="1.5cm" svg:height="1.5cm" svg:x="5.465cm" svg:y="6.385cm">
          <draw:image xlink:href="Pictures/1000000100000320000003204BD7FDB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path draw:style-name="gr55" draw:text-style-name="P7" draw:layer="layout" svg:width="3.492cm" svg:height="0.88cm" svg:x="5.19cm" svg:y="9.061cm" svg:viewBox="0 0 3493 881" svg:d="M0 64l237-64c13 8 27 16 40 24 271 165 560 291 860 376 300 84 610 128 923 128s623-44 923-128c84-24 167-51 248-81l-31 116-20 77 77 21 236 63c-135 56-274 104-414 144-331 93-673 141-1019 141-345 0-688-48-1018-141-331-94-650-232-949-414-9-6-18-11-27-17z">
          <text:p/>
        </draw:path>
        <draw:path draw:style-name="gr55" draw:text-style-name="P7" draw:layer="layout" svg:width="1.91cm" svg:height="3.191cm" svg:x="3.341cm" svg:y="6.045cm" svg:viewBox="0 0 1911 3192" svg:d="M1731 2946l-77 21 21 76 40 149c-211-149-407-319-586-508-241-254-450-541-622-854-172-314-303-648-391-994-57-221-95-448-116-677l159-159 200 199c20 186 53 370 99 550 81 317 201 624 358 911s349 549 569 781c161 169 337 322 526 457z">
          <text:p/>
        </draw:path>
        <draw:path draw:style-name="gr55" draw:text-style-name="P7" draw:layer="layout" svg:width="2.338cm" svg:height="2.33cm" svg:x="8.565cm" svg:y="7.223cm" svg:viewBox="0 0 2339 2331" svg:d="M0 2237l41-154c147-63 290-137 428-221 272-165 521-367 741-598 220-233 412-495 569-782 85-155 160-316 223-482l71 147 35 71 72-34 159-78c-70 188-154 370-250 546-172 314-382 601-623 855-242 254-515 475-813 657-100 60-201 116-305 167z">
          <text:p/>
        </draw:path>
        <draw:path draw:style-name="gr55" draw:text-style-name="P7" draw:layer="layout" svg:width="1.889cm" svg:height="4.15cm" svg:x="3.324cm" svg:y="2.423cm" svg:viewBox="0 0 1890 4151" svg:d="M233 3454l-56-56-56 56-117 117c-3-59-4-119-4-178 0-361 45-720 133-1066s219-680 391-994c127-230 273-446 438-646 140-208 308-399 499-570 45-40 91-79 138-117l291 56-54 277c-154 118-299 248-433 389-54 57-107 116-158 177-5 8-11 17-16 25-129 199-227 411-293 631-65 219-99 445-99 674s34 455 99 674c66 220 164 432 293 630 78 121 166 236 264 343l-161 9-79 4 4 79 9 183c-124-132-236-275-334-426-147-227-259-469-334-721-62-207-99-421-110-637-5 16-9 32-13 47-81 318-122 647-122 979 0 62 1 124 4 185z">
          <text:p/>
        </draw:path>
        <draw:path draw:style-name="gr55" draw:text-style-name="P7" draw:layer="layout" svg:width="3.034cm" svg:height="1.177cm" svg:x="4.743cm" svg:y="6.45cm" svg:viewBox="0 0 3035 1178" svg:d="M0 12l222-12c18 17 36 34 54 50 182 162 388 304 612 420 226 116 467 205 716 265 250 60 509 90 770 90 198 0 395-17 587-52l-92 137-45 66 66 44 145 98c-216 40-438 60-661 60-289 0-575-34-852-100s-545-165-795-295c-252-129-482-288-686-470-9-8-18-16-26-24z">
          <text:p/>
        </draw:path>
        <draw:path draw:style-name="gr55" draw:text-style-name="P7" draw:layer="layout" svg:width="3.911cm" svg:height="0.947cm" svg:x="5.096cm" svg:y="1.675cm" svg:viewBox="0 0 3912 948" svg:d="M289 757l15-78-78-15-226-44c118-83 243-158 374-225 251-130 519-228 796-295 277-66 563-100 852-100 158 0 316 10 472 30 230 21 457 64 680 126 239 68 472 159 696 273l42 304-285 40c-39-22-79-44-119-64-226-117-467-206-716-265-111-27-223-48-337-63-99-9-200-13-300-13-313 0-623 43-923 128s-589 211-861 375c-40 25-80 50-119 77z">
          <text:p/>
        </draw:path>
        <draw:path draw:style-name="gr55" draw:text-style-name="P7" draw:layer="layout" svg:width="3.388cm" svg:height="5.323cm" svg:x="7.788cm" svg:y="2.198cm" svg:viewBox="0 0 3389 5324" svg:d="M1321 356l78-11-11-79-37-266c26 15 52 31 78 46 299 182 572 403 813 657 242 254 451 541 623 855 172 313 303 648 391 994s133 704 133 1066c0 361-45 719-133 1065-20 79-42 158-67 235l-231 113-106-217c23-72 43-145 62-218 81-318 122-647 122-978 0-332-41-661-122-979s-201-624-358-911c-11-20-23-40-34-60 1 3 2 7 3 10 76 252 114 513 114 776s-38 523-114 775c-75 251-187 494-334 721-146 226-324 433-528 615-204 183-434 341-686 471-243 125-502 222-771 288l-206-139 141-208c234-60 461-145 674-255 225-116 431-257 612-420 181-161 339-344 468-544 128-199 226-411 292-630s99-446 99-674c0-229-33-456-99-675s-164-431-292-630c-129-200-287-382-468-544-89-80-184-155-284-224z">
          <text:p/>
        </draw:path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5.23cm" svg:y="6.1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cm" svg:height="2cm" svg:x="9.288cm" svg:y="7.5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5.934cm" svg:y="8.8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2.826cm" svg:y="6.969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8.25cm" svg:y="4.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cm" svg:height="2cm" svg:x="10.551cm" svg:y="4.55cm">
          <draw:image xlink:href="Pictures/1000000100000320000003204BD7FDB0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6cm" svg:height="6.534cm" svg:x="4.45cm" svg:y="1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0" draw:layer="layout" svg:width="4.165cm" svg:height="1.398cm" draw:transform="rotate (1.5707963267949) translate (3.80549939082702cm 6.59276963521278cm)" svg:viewBox="0 0 4166 1399" svg:d="M258 893l-6-79-79 5-173 12c137-136 285-257 441-363 228-153 470-270 722-349s514-119 777-119c264 0 525 40 778 119 251 79 494 196 721 349 226 152 433 337 616 551 38 44 75 90 111 137l-43 243-250-44c-28-37-57-72-86-107-162-188-345-353-545-487-198-134-410-236-630-305-218-68-444-103-672-103s-454 35-672 103c-219 69-431 171-629 305-131 88-254 188-369 300z">
          <text:p/>
        </draw:path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6.13cm" svg:y="6.25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9.284cm" svg:y="3.4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6.134cm" svg:y="0.8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4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831cm" svg:x="4.6cm" svg:y="8.347cm">
          <draw:text-box>
            <text:p text:style-name="P12"><text:span text:style-name="T3">Many</text:span><text:span text:style-name="T4"> </text:span><text:span text:style-name="T14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2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5.367cm" svg:y1="2.683cm" svg:x2="9.196cm" svg:y2="6.511cm">
          <text:p/>
        </draw:line>
        <draw:frame draw:style-name="gr57" draw:text-style-name="P27" draw:layer="layout" svg:width="3.656cm" svg:height="1.243cm" draw:transform="rotate (-0.785398163397449) translate (6.698cm 2.682cm)">
          <draw:text-box>
            <text:p text:style-name="P26"><text:span text:style-name="T15">Non-masting</text:span></text:p>
          </draw:text-box>
        </draw:frame>
        <draw:frame draw:style-name="gr57" draw:text-style-name="P29" draw:layer="layout" svg:width="3.656cm" svg:height="1.243cm" draw:transform="rotate (-0.785398163397449) translate (5.899cm 3.383cm)">
          <draw:text-box>
            <text:p text:style-name="P28"><text:span text:style-name="T16">Masting</text:span></text:p>
          </draw:text-box>
        </draw:frame>
      </draw:page>
      <draw:page draw:name="page20" draw:style-name="dp1" draw:master-page-name="Default">
        <draw:custom-shape draw:style-name="gr58" draw:text-style-name="P23" draw:layer="layout" svg:width="5.168cm" svg:height="1.367cm" svg:x="6.453cm" svg:y="12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8.478cm" svg:height="9.895cm" svg:x="4.869cm" svg:y="2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30" draw:layer="layout" svg:width="6.3cm" svg:height="2.124cm" draw:transform="rotate (1.5707963267949) translate (3.87144935070404cm 9.97160793149267cm)" svg:viewBox="0 0 6301 2125" svg:d="M390 1357l-8-121-120 9-262 18c207-207 430-392 668-552 344-233 711-410 1091-530 382-120 777-181 1176-181 398 0 794 61 1176 181 380 120 747 297 1091 530 341 231 654 513 931 837 57 67 113 137 168 208l-65 369-378-67c-42-55-86-109-131-161-245-287-521-537-824-741-300-203-620-359-952-463-330-103-672-157-1016-157-345 0-687 54-1017 157-332 104-652 260-952 463-198 133-384 286-558 456z">
          <text:p/>
        </draw:path>
        <draw:path draw:style-name="gr61" draw:text-style-name="P30" draw:layer="layout" svg:width="1.75cm" svg:height="7.139cm" draw:transform="rotate (1.5707963267949) translate (5.36553583421423cm 11.5396167193349cm)" svg:viewBox="0 0 1751 7140" svg:d="M1727 0l24 355c-14 16-27 32-41 48-246 289-460 615-636 972-177 359-312 742-403 1139-90 397-137 809-137 1225 0 415 47 827 137 1224 91 397 226 780 403 1139 121 246 261 479 417 694l-198-46-117-27-27 118-69 299c-182-248-344-515-485-800-195-396-344-819-444-1257-100-436-151-888-151-1344 0-457 51-909 151-1345 100-438 249-861 444-1257 196-397 435-761 710-1083 7-9 15-17 22-26z">
          <text:p/>
        </draw:path>
        <draw:path draw:style-name="gr62" draw:text-style-name="P30" draw:layer="layout" svg:width="6.803cm" svg:height="2.311cm" draw:transform="rotate (1.5707963267949) translate (12.0241806279518cm 10.2686349418579cm)" svg:viewBox="0 0 6804 2312" svg:d="M85 354l376 87c239 276 509 517 802 716 300 203 620 358 952 462 330 104 672 157 1017 157s686-53 1016-157c332-104 652-259 952-462 303-205 579-454 824-741 112-131 217-270 315-416l55 238 27 117 117-27 266-62c-116 176-241 342-374 499-277 324-590 605-931 837-344 232-711 410-1091 529-382 120-777 181-1176 181s-794-61-1176-181c-380-119-747-297-1091-529-342-232-655-513-931-837-11-14-23-27-34-40z">
          <text:p/>
        </draw:path>
        <draw:path draw:style-name="gr62" draw:text-style-name="P30" draw:layer="layout" svg:width="1.377cm" svg:height="6.187cm" draw:transform="rotate (1.5707963267949) translate (5.90213606171499cm 3.91178909859667cm)" svg:viewBox="0 0 1378 6188" svg:d="M244 6188l-82-356c50-87 97-176 142-267 177-359 311-741 402-1138 91-398 138-810 138-1225s-47-827-138-1225c-91-397-225-780-402-1138-91-186-193-363-304-531l253 45 118 21 21-119 45-255c126 190 242 391 345 601 195 396 344 818 445 1256 99 437 151 889 151 1345s-52 908-151 1345c-101 438-250 860-445 1256-49 101-102 200-157 296z">
          <text:p/>
        </draw:path>
        <draw:frame draw:style-name="gr22" draw:text-style-name="P1" draw:layer="layout" svg:width="3.293cm" svg:height="3.278cm" svg:x="7.394cm" svg:y="9.463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12.196cm" svg:y="5.222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8cm" svg:x="7.399cm" svg:y="1.268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2.691cm" svg:y="5.222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63" draw:text-style-name="P32" draw:layer="layout" svg:width="7.959cm" svg:height="1.271cm" svg:x="5.095cm" svg:y="12.714cm">
          <draw:text-box>
            <text:p text:style-name="P31"><text:span text:style-name="T17">Many</text:span><text:span text:style-name="T18"> </text:span><text:span text:style-name="T19">flowers</text:span></text:p>
          </draw:text-box>
        </draw:frame>
        <draw:frame draw:style-name="gr64" draw:text-style-name="P34" draw:layer="layout" svg:width="7.959cm" svg:height="1.1cm" svg:x="5.095cm" svg:y="0.488cm">
          <draw:text-box>
            <text:p text:style-name="P33"><text:span text:style-name="T17">Few </text:span><text:span text:style-name="T20">flowers</text:span></text:p>
          </draw:text-box>
        </draw:frame>
        <draw:frame draw:style-name="gr65" draw:text-style-name="P19" draw:layer="layout" svg:width="3.832cm" svg:height="2.142cm" svg:x="15.323cm" svg:y="5.925cm">
          <draw:text-box>
            <text:p text:style-name="P18"><text:span text:style-name="T21">Buds</text:span></text:p>
            <text:p text:style-name="P18"><text:span text:style-name="T22">&gt;</text:span><text:span text:style-name="T23"> </text:span><text:span text:style-name="T24">Fruits</text:span></text:p>
          </draw:text-box>
        </draw:frame>
        <draw:line draw:style-name="gr56" draw:text-style-name="P1" draw:layer="layout" svg:x1="6.192cm" svg:y1="4.11cm" svg:x2="12.112cm" svg:y2="9.795cm">
          <text:p/>
        </draw:line>
        <draw:frame draw:style-name="gr66" draw:text-style-name="P27" draw:layer="layout" svg:width="5.552cm" svg:height="1.892cm" draw:transform="rotate (-0.767944870877505) translate (8.222cm 4.074cm)">
          <draw:text-box>
            <text:p text:style-name="P26"><text:span text:style-name="T15">Non-masting</text:span></text:p>
          </draw:text-box>
        </draw:frame>
        <draw:frame draw:style-name="gr67" draw:text-style-name="P29" draw:layer="layout" svg:width="5.501cm" svg:height="1.874cm" draw:transform="rotate (-0.767944870877505) translate (7.024cm 5.147cm)">
          <draw:text-box>
            <text:p text:style-name="P28"><text:span text:style-name="T16">Masting</text:span></text:p>
          </draw:text-box>
        </draw:frame>
        <draw:frame draw:style-name="gr68" draw:text-style-name="P15" draw:layer="layout" svg:width="3.832cm" svg:height="2.141cm" svg:x="-0.939cm" svg:y="5.925cm">
          <draw:text-box>
            <text:p text:style-name="P14"><text:span text:style-name="T25">Fruits</text:span></text:p>
            <text:p text:style-name="P14"><text:span text:style-name="T22">&gt;</text:span><text:span text:style-name="T8"> </text:span><text:span text:style-name="T26">Buds</text:span></text:p>
          </draw:text-box>
        </draw:frame>
        <draw:custom-shape draw:style-name="gr69" draw:text-style-name="P20" draw:layer="layout" svg:width="2.441cm" svg:height="1.003cm" svg:x="0.25cm" svg:y="6.94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2.261cm" svg:height="0.905cm" svg:x="15.489cm" svg:y="6.845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path draw:style-name="gr18" draw:text-style-name="P7" draw:layer="layout" svg:width="6.887cm" svg:height="5.953cm" svg:x="3.808cm" svg:y="1.675cm" svg:viewBox="0 0 6888 5954" svg:d="M3904 5732l160-184c62-11 125-24 186-38 261-60 513-149 749-266 235-116 450-258 641-421 188-162 353-344 487-544 22-32 42-64 62-97l30 110 20 77 77-21 220-59c-36 63-75 126-116 187-152 226-337 432-551 615-212 182-451 340-713 469-261 129-539 228-827 294-76 18-154 33-231 46zM3732 5687l-52 60 60 52 149 130c-147 17-296 25-445 25-300 0-598-34-885-100-288-66-566-165-827-294-262-129-501-287-713-469-149-128-285-267-405-417l35-196 306 54c90 103 188 201 293 291 191 163 406 305 641 421 236 117 488 206 749 266 262 60 533 91 806 91 127 0 254-7 380-20zM6352 4174l-52-194c52-108 96-218 132-331 68-218 103-444 103-672s-35-454-103-672c-69-220-171-431-305-630-1-2-3-5-5-7l166 26 78 12 13-78 27-171c5 7 9 14 14 21 153 227 270 470 349 722s119 513 119 777-40 525-119 777c-37 117-82 232-134 344zM6234 1524l-248-39c-103-127-219-245-346-354-191-163-406-305-641-421-236-117-488-206-749-266-50-11-100-22-150-31l138-101 65-46-47-65-100-137c58 11 116 23 173 36 288 66 566 165 827 294 262 129 501 287 713 469 149 127 284 266 404 416zM4081 230l-205 149c-142-17-287-26-432-26-273 0-544 31-806 91-261 60-513 149-749 266-119 59-233 124-341 195l29-147 15-78-78-15-187-37c128-86 263-164 405-234 261-129 539-228 827-294 287-66 585-100 885-100 165 0 329 10 491 30zM1406 805l-46 235c-38 29-75 60-112 91-188 162-353 344-487 544-134 199-236 410-305 630-68 218-103 444-103 672s35 454 103 672c69 220 171 431 305 630 15 22 30 44 46 66l-209-37-78-14-14 78-22 127c-6-8-11-15-16-23-153-227-270-470-349-722s-119-513-119-777 40-525 119-777 196-495 349-722c152-226 337-432 551-615 42-37 86-73 131-107z">
          <text:p/>
        </draw:path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2.166cm" svg:height="2.166cm" svg:x="5.034cm" svg:y="5.946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1.6cm" svg:height="1.6cm" svg:x="9.584cm" svg:y="3.5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1.6cm" svg:height="1.6cm" svg:x="5.734cm" svg:y="1.1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3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5.367cm" svg:y1="2.683cm" svg:x2="7.25cm" svg:y2="4.652cm">
          <text:p/>
        </draw:line>
        <draw:frame draw:style-name="gr57" draw:text-style-name="P36" draw:layer="layout" svg:width="3.656cm" svg:height="1.243cm" svg:x="5.723cm" svg:y="2.807cm">
          <draw:text-box>
            <text:p text:style-name="P35"><text:span text:style-name="T27">Non-</text:span></text:p>
            <text:p text:style-name="P35"><text:span text:style-name="T27">masting</text:span></text:p>
          </draw:text-box>
        </draw:frame>
        <draw:frame draw:style-name="gr57" draw:text-style-name="P29" draw:layer="layout" svg:width="3.656cm" svg:height="1.243cm" svg:x="4.124cm" svg:y="4.893cm">
          <draw:text-box>
            <text:p text:style-name="P28"><text:span text:style-name="T16">Masting</text:span></text:p>
          </draw:text-box>
        </draw:frame>
        <draw:frame draw:style-name="gr22" draw:text-style-name="P1" draw:layer="layout" svg:width="1.6cm" svg:height="1.6cm" svg:x="8.25cm" svg:y="1.4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1.6cm" svg:height="1.6cm" svg:x="8.45cm" svg:y="6.1cm">
          <draw:image xlink:href="Pictures/100000010000032000000320B8BDD6F9.png" xlink:type="simple" xlink:show="embed" xlink:actuate="onLoad" draw:mime-type="image/png">
            <text:p/>
          </draw:image>
        </draw:frame>
        <draw:line draw:style-name="gr71" draw:text-style-name="P1" draw:layer="layout" svg:x1="13cm" svg:y1="8.499cm" svg:x2="14.499cm" svg:y2="8.499cm">
          <text:p/>
        </draw:line>
        <draw:connector draw:style-name="gr71" draw:text-style-name="P1" draw:layer="layout" draw:type="line" svg:x1="7.252cm" svg:y1="1.852cm" svg:x2="7.252cm" svg:y2="7.452cm" svg:d="M7252 1852v5600" svg:viewBox="0 0 1 5601">
          <text:p/>
        </draw:connector>
        <draw:connector draw:style-name="gr71" draw:text-style-name="P1" draw:layer="layout" draw:type="line" svg:x1="3.985cm" svg:y1="4.652cm" svg:x2="10.519cm" svg:y2="4.652cm" svg:d="M3985 4652h6534" svg:viewBox="0 0 6535 1">
          <text:p/>
        </draw:connector>
        <draw:line draw:style-name="gr56" draw:text-style-name="P1" draw:layer="layout" svg:x1="7.731cm" svg:y1="7.153cm" svg:x2="7.251cm" svg:y2="4.653cm">
          <text:p/>
        </draw:line>
        <draw:line draw:style-name="gr56" draw:text-style-name="P1" draw:layer="layout" svg:x1="9.75cm" svg:y1="3.5cm" svg:x2="7.251cm" svg:y2="4.653cm">
          <text:p/>
        </draw:line>
        <draw:frame draw:style-name="gr57" draw:text-style-name="P36" draw:layer="layout" svg:width="3.656cm" svg:height="1.243cm" svg:x="6.844cm" svg:y="4.703cm">
          <draw:text-box>
            <text:p text:style-name="P35"><text:span text:style-name="T27">Non-</text:span></text:p>
            <text:p text:style-name="P35"><text:span text:style-name="T27">masting</text:span></text:p>
          </draw:text-box>
        </draw:frame>
      </draw:page>
      <draw:page draw:name="page22" draw:style-name="dp1" draw:master-page-name="Default">
        <draw:custom-shape draw:style-name="gr58" draw:text-style-name="P23" draw:layer="layout" svg:width="5.168cm" svg:height="1.367cm" svg:x="6.453cm" svg:y="12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8.478cm" svg:height="9.895cm" svg:x="4.869cm" svg:y="2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30" draw:layer="layout" svg:width="6.3cm" svg:height="2.124cm" draw:transform="rotate (1.5707963267949) translate (3.87144935070404cm 9.97160793149267cm)" svg:viewBox="0 0 6301 2125" svg:d="M390 1357l-8-121-120 9-262 18c207-207 430-392 668-552 344-233 711-410 1091-530 382-120 777-181 1176-181 398 0 794 61 1176 181 380 120 747 297 1091 530 341 231 654 513 931 837 57 67 113 137 168 208l-65 369-378-67c-42-55-86-109-131-161-245-287-521-537-824-741-300-203-620-359-952-463-330-103-672-157-1016-157-345 0-687 54-1017 157-332 104-652 260-952 463-198 133-384 286-558 456z">
          <text:p/>
        </draw:path>
        <draw:path draw:style-name="gr61" draw:text-style-name="P30" draw:layer="layout" svg:width="1.75cm" svg:height="7.139cm" draw:transform="rotate (1.5707963267949) translate (5.36553583421423cm 11.5396167193349cm)" svg:viewBox="0 0 1751 7140" svg:d="M1727 0l24 355c-14 16-27 32-41 48-246 289-460 615-636 972-177 359-312 742-403 1139-90 397-137 809-137 1225 0 415 47 827 137 1224 91 397 226 780 403 1139 121 246 261 479 417 694l-198-46-117-27-27 118-69 299c-182-248-344-515-485-800-195-396-344-819-444-1257-100-436-151-888-151-1344 0-457 51-909 151-1345 100-438 249-861 444-1257 196-397 435-761 710-1083 7-9 15-17 22-26z">
          <text:p/>
        </draw:path>
        <draw:path draw:style-name="gr62" draw:text-style-name="P30" draw:layer="layout" svg:width="6.803cm" svg:height="2.311cm" draw:transform="rotate (1.5707963267949) translate (12.0241806279518cm 10.2686349418579cm)" svg:viewBox="0 0 6804 2312" svg:d="M85 354l376 87c239 276 509 517 802 716 300 203 620 358 952 462 330 104 672 157 1017 157s686-53 1016-157c332-104 652-259 952-462 303-205 579-454 824-741 112-131 217-270 315-416l55 238 27 117 117-27 266-62c-116 176-241 342-374 499-277 324-590 605-931 837-344 232-711 410-1091 529-382 120-777 181-1176 181s-794-61-1176-181c-380-119-747-297-1091-529-342-232-655-513-931-837-11-14-23-27-34-40z">
          <text:p/>
        </draw:path>
        <draw:path draw:style-name="gr62" draw:text-style-name="P30" draw:layer="layout" svg:width="1.377cm" svg:height="6.187cm" draw:transform="rotate (1.5707963267949) translate (5.90213606171499cm 3.91178909859667cm)" svg:viewBox="0 0 1378 6188" svg:d="M244 6188l-82-356c50-87 97-176 142-267 177-359 311-741 402-1138 91-398 138-810 138-1225s-47-827-138-1225c-91-397-225-780-402-1138-91-186-193-363-304-531l253 45 118 21 21-119 45-255c126 190 242 391 345 601 195 396 344 818 445 1256 99 437 151 889 151 1345s-52 908-151 1345c-101 438-250 860-445 1256-49 101-102 200-157 296z">
          <text:p/>
        </draw:path>
        <draw:frame draw:style-name="gr22" draw:text-style-name="P1" draw:layer="layout" svg:width="3.293cm" svg:height="3.278cm" svg:x="7.394cm" svg:y="9.463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12.196cm" svg:y="5.222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8cm" svg:x="7.399cm" svg:y="1.268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2.691cm" svg:y="5.222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63" draw:text-style-name="P32" draw:layer="layout" svg:width="7.959cm" svg:height="1.271cm" svg:x="5.095cm" svg:y="12.714cm">
          <draw:text-box>
            <text:p text:style-name="P31"><text:span text:style-name="T17">Many</text:span><text:span text:style-name="T18"> </text:span><text:span text:style-name="T19">flowers</text:span></text:p>
          </draw:text-box>
        </draw:frame>
        <draw:frame draw:style-name="gr64" draw:text-style-name="P34" draw:layer="layout" svg:width="7.959cm" svg:height="1.1cm" svg:x="5.095cm" svg:y="0.488cm">
          <draw:text-box>
            <text:p text:style-name="P33"><text:span text:style-name="T17">Few </text:span><text:span text:style-name="T20">flowers</text:span></text:p>
          </draw:text-box>
        </draw:frame>
        <draw:frame draw:style-name="gr65" draw:text-style-name="P19" draw:layer="layout" svg:width="3.832cm" svg:height="2.142cm" svg:x="15.323cm" svg:y="5.925cm">
          <draw:text-box>
            <text:p text:style-name="P18"><text:span text:style-name="T21">Buds</text:span></text:p>
            <text:p text:style-name="P18"><text:span text:style-name="T22">&gt;</text:span><text:span text:style-name="T23"> </text:span><text:span text:style-name="T24">Fruits</text:span></text:p>
          </draw:text-box>
        </draw:frame>
        <draw:line draw:style-name="gr56" draw:text-style-name="P1" draw:layer="layout" svg:x1="6.192cm" svg:y1="4.11cm" svg:x2="12.112cm" svg:y2="9.795cm">
          <text:p/>
        </draw:line>
        <draw:frame draw:style-name="gr66" draw:text-style-name="P27" draw:layer="layout" svg:width="5.552cm" svg:height="1.892cm" draw:transform="rotate (-0.767944870877505) translate (8.222cm 4.074cm)">
          <draw:text-box>
            <text:p text:style-name="P26"><text:span text:style-name="T15">Non-masting</text:span></text:p>
          </draw:text-box>
        </draw:frame>
        <draw:frame draw:style-name="gr67" draw:text-style-name="P29" draw:layer="layout" svg:width="5.501cm" svg:height="1.874cm" draw:transform="rotate (-0.767944870877505) translate (7.024cm 5.147cm)">
          <draw:text-box>
            <text:p text:style-name="P28"><text:span text:style-name="T16">Masting</text:span></text:p>
          </draw:text-box>
        </draw:frame>
        <draw:frame draw:style-name="gr68" draw:text-style-name="P15" draw:layer="layout" svg:width="3.832cm" svg:height="2.141cm" svg:x="-0.939cm" svg:y="5.925cm">
          <draw:text-box>
            <text:p text:style-name="P14"><text:span text:style-name="T25">Fruits</text:span></text:p>
            <text:p text:style-name="P14"><text:span text:style-name="T22">&gt;</text:span><text:span text:style-name="T8"> </text:span><text:span text:style-name="T26">Buds</text:span></text:p>
          </draw:text-box>
        </draw:frame>
        <draw:custom-shape draw:style-name="gr69" draw:text-style-name="P20" draw:layer="layout" svg:width="2.441cm" svg:height="1.003cm" svg:x="0.25cm" svg:y="6.94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2.261cm" svg:height="0.905cm" svg:x="15.489cm" svg:y="6.845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g draw:style-name="gr3">
          <draw:path draw:style-name="gr72" draw:text-style-name="P11" draw:layer="layout" svg:width="2.631cm" svg:height="1.717cm" svg:x="7.711cm" svg:y="5.856cm" svg:viewBox="0 0 2632 1718" svg:d="M0 1550l160-184c62-11 125-24 186-38 261-60 513-149 750-266 235-116 450-258 640-421 189-162 353-344 487-544 22-32 43-64 62-97l30 110 20 77 77-21 220-59c-36 64-75 126-116 187-152 226-337 432-551 615-211 182-451 340-713 470-260 128-539 227-827 293-76 18-153 33-231 46z">
            <text:p/>
          </draw:path>
          <draw:path draw:style-name="gr73" draw:text-style-name="P10" draw:layer="layout" svg:width="3.274cm" svg:height="1.475cm" svg:x="4.422cm" svg:y="6.153cm" svg:viewBox="0 0 3275 1476" svg:d="M3118 1209l-53 60 60 52 150 130c-147 16-296 25-445 25-300 0-598-34-885-100-289-66-567-165-827-294-262-129-502-287-713-469-150-128-285-267-405-417l35-196 306 54c89 103 187 200 293 291 190 163 405 305 640 421 237 117 489 206 750 266s532 91 806 91c127 0 254-7 380-20z">
            <text:p/>
          </draw:path>
          <draw:path draw:style-name="gr72" draw:text-style-name="P11" draw:layer="layout" svg:width="0.765cm" svg:height="2.716cm" svg:x="9.93cm" svg:y="3.132cm" svg:viewBox="0 0 766 2717" svg:d="M230 2717l-52-194c52-108 96-218 132-331 68-218 103-444 103-672s-35-454-103-672c-69-220-171-431-305-630-1-2-3-5-5-8l166 27 78 12 13-78 27-171c5 7 9 14 14 21 153 227 270 470 349 721 79 253 119 514 119 778 0 263-40 525-119 777-37 117-82 232-134 344z">
            <text:p/>
          </draw:path>
          <draw:path draw:style-name="gr72" draw:text-style-name="P11" draw:layer="layout" svg:width="2.172cm" svg:height="1.459cm" svg:x="7.907cm" svg:y="1.739cm" svg:viewBox="0 0 2173 1460" svg:d="M2134 1460l-248-39c-103-127-219-246-346-355-190-163-406-304-640-420-237-117-489-206-750-266-49-12-100-22-150-31l138-101 65-47-47-64-99-137c58 11 115 22 172 36 288 66 567 164 827 293 262 130 501 288 713 469 149 128 284 267 404 416z">
            <text:p/>
          </draw:path>
          <draw:path draw:style-name="gr72" draw:text-style-name="P11" draw:layer="layout" svg:width="2.753cm" svg:height="0.904cm" svg:x="5.135cm" svg:y="1.675cm" svg:viewBox="0 0 2754 905" svg:d="M2754 230l-205 149c-143-17-287-26-432-26-273 0-544 31-806 91-261 60-513 149-750 266-118 59-232 124-340 195l29-147 15-78-78-15-187-37c128-86 263-164 405-234 260-129 539-228 827-294 287-66 585-100 885-100 165 0 329 10 491 30z">
            <text:p/>
          </draw:path>
          <draw:path draw:style-name="gr73" draw:text-style-name="P10" draw:layer="layout" svg:width="1.405cm" svg:height="3.742cm" svg:x="3.808cm" svg:y="2.43cm" svg:viewBox="0 0 1406 3743" svg:d="M1406 50l-46 234c-38 29-75 60-112 91-188 162-353 345-487 545-134 198-236 410-305 629-68 218-103 444-103 672s35 454 103 672c69 220 171 431 305 630 15 22 30 44 46 66l-209-37-78-14-14 78-22 127c-6-8-11-15-16-23-153-227-270-470-349-721-79-253-119-514-119-778 0-263 40-525 119-777s196-494 349-722c152-226 337-432 551-615 42-37 86-72 131-107z">
            <text:p/>
          </draw:path>
          <draw:custom-shape draw:style-name="gr35" draw:text-style-name="P23" draw:layer="layout" svg:width="3.42cm" svg:height="0.895cm" svg:x="5.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" draw:layer="layout" svg:width="2.166cm" svg:height="2.166cm" svg:x="4.834cm" svg:y="5.946cm">
            <draw:image xlink:href="Pictures/1000000100000320000003204BD7FDB0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9.584cm" svg:y="3.55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5.734cm" svg:y="1.15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2.166cm" svg:height="2.166cm" svg:x="3.02cm" svg:y="3.35cm">
            <draw:image xlink:href="Pictures/100000010000032000000320464DE786.png" xlink:type="simple" xlink:show="embed" xlink:actuate="onLoad" draw:mime-type="image/png">
              <text:p/>
            </draw:image>
          </draw:frame>
          <draw:line draw:style-name="gr56" draw:text-style-name="P1" draw:layer="layout" svg:x1="5.367cm" svg:y1="2.683cm" svg:x2="7.25cm" svg:y2="4.652cm">
            <text:p/>
          </draw:line>
          <draw:frame draw:style-name="gr57" draw:text-style-name="P36" draw:layer="layout" svg:width="3.656cm" svg:height="1.243cm" svg:x="5.723cm" svg:y="2.807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  <draw:frame draw:style-name="gr57" draw:text-style-name="P29" draw:layer="layout" svg:width="3.656cm" svg:height="1.243cm" svg:x="4.124cm" svg:y="4.893cm">
            <draw:text-box>
              <text:p text:style-name="P28"><text:span text:style-name="T16">Masting</text:span></text:p>
            </draw:text-box>
          </draw:frame>
          <draw:frame draw:style-name="gr22" draw:text-style-name="P1" draw:layer="layout" svg:width="1.6cm" svg:height="1.6cm" svg:x="8.25cm" svg:y="1.4cm">
            <draw:image xlink:href="Pictures/10000001000003200000032063518AAC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8.45cm" svg:y="6.1cm">
            <draw:image xlink:href="Pictures/100000010000032000000320B8BDD6F9.png" xlink:type="simple" xlink:show="embed" xlink:actuate="onLoad" draw:mime-type="image/png">
              <text:p/>
            </draw:image>
          </draw:frame>
          <draw:line draw:style-name="gr56" draw:text-style-name="P1" draw:layer="layout" svg:x1="7.731cm" svg:y1="7.153cm" svg:x2="7.251cm" svg:y2="4.653cm">
            <text:p/>
          </draw:line>
          <draw:line draw:style-name="gr56" draw:text-style-name="P1" draw:layer="layout" svg:x1="9.75cm" svg:y1="3.5cm" svg:x2="7.251cm" svg:y2="4.653cm">
            <text:p/>
          </draw:line>
          <draw:frame draw:style-name="gr57" draw:text-style-name="P36" draw:layer="layout" svg:width="2.156cm" svg:height="1.243cm" svg:x="7.544cm" svg:y="4.703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</draw:g>
      </draw:page>
      <draw:page draw:name="page24" draw:style-name="dp1" draw:master-page-name="Default">
        <draw:custom-shape draw:style-name="gr58" draw:text-style-name="P23" draw:layer="layout" svg:width="5.168cm" svg:height="1.367cm" svg:x="6.453cm" svg:y="12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" draw:layer="layout" svg:width="8.478cm" svg:height="9.895cm" svg:x="4.869cm" svg:y="2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30" draw:layer="layout" svg:width="6.3cm" svg:height="2.124cm" draw:transform="rotate (1.5707963267949) translate (3.87144935070404cm 9.97160793149267cm)" svg:viewBox="0 0 6301 2125" svg:d="M390 1357l-8-121-120 9-262 18c207-207 430-392 668-552 344-233 711-410 1091-530 382-120 777-181 1176-181 398 0 794 61 1176 181 380 120 747 297 1091 530 341 231 654 513 931 837 57 67 113 137 168 208l-65 369-378-67c-42-55-86-109-131-161-245-287-521-537-824-741-300-203-620-359-952-463-330-103-672-157-1016-157-345 0-687 54-1017 157-332 104-652 260-952 463-198 133-384 286-558 456z">
          <text:p/>
        </draw:path>
        <draw:path draw:style-name="gr61" draw:text-style-name="P30" draw:layer="layout" svg:width="1.75cm" svg:height="7.139cm" draw:transform="rotate (1.5707963267949) translate (5.36553583421423cm 11.5396167193349cm)" svg:viewBox="0 0 1751 7140" svg:d="M1727 0l24 355c-14 16-27 32-41 48-246 289-460 615-636 972-177 359-312 742-403 1139-90 397-137 809-137 1225 0 415 47 827 137 1224 91 397 226 780 403 1139 121 246 261 479 417 694l-198-46-117-27-27 118-69 299c-182-248-344-515-485-800-195-396-344-819-444-1257-100-436-151-888-151-1344 0-457 51-909 151-1345 100-438 249-861 444-1257 196-397 435-761 710-1083 7-9 15-17 22-26z">
          <text:p/>
        </draw:path>
        <draw:path draw:style-name="gr62" draw:text-style-name="P30" draw:layer="layout" svg:width="6.803cm" svg:height="2.311cm" draw:transform="rotate (1.5707963267949) translate (12.0241806279518cm 10.2686349418579cm)" svg:viewBox="0 0 6804 2312" svg:d="M85 354l376 87c239 276 509 517 802 716 300 203 620 358 952 462 330 104 672 157 1017 157s686-53 1016-157c332-104 652-259 952-462 303-205 579-454 824-741 112-131 217-270 315-416l55 238 27 117 117-27 266-62c-116 176-241 342-374 499-277 324-590 605-931 837-344 232-711 410-1091 529-382 120-777 181-1176 181s-794-61-1176-181c-380-119-747-297-1091-529-342-232-655-513-931-837-11-14-23-27-34-40z">
          <text:p/>
        </draw:path>
        <draw:path draw:style-name="gr62" draw:text-style-name="P30" draw:layer="layout" svg:width="1.377cm" svg:height="6.187cm" draw:transform="rotate (1.5707963267949) translate (5.90213606171499cm 3.91178909859667cm)" svg:viewBox="0 0 1378 6188" svg:d="M244 6188l-82-356c50-87 97-176 142-267 177-359 311-741 402-1138 91-398 138-810 138-1225s-47-827-138-1225c-91-397-225-780-402-1138-91-186-193-363-304-531l253 45 118 21 21-119 45-255c126 190 242 391 345 601 195 396 344 818 445 1256 99 437 151 889 151 1345s-52 908-151 1345c-101 438-250 860-445 1256-49 101-102 200-157 296z">
          <text:p/>
        </draw:path>
        <draw:frame draw:style-name="gr22" draw:text-style-name="P1" draw:layer="layout" svg:width="3.293cm" svg:height="3.278cm" svg:x="7.394cm" svg:y="9.463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12.196cm" svg:y="5.222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8cm" svg:x="7.399cm" svg:y="1.268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3.293cm" svg:height="3.279cm" svg:x="2.691cm" svg:y="5.222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63" draw:text-style-name="P32" draw:layer="layout" svg:width="7.959cm" svg:height="1.271cm" svg:x="5.095cm" svg:y="12.714cm">
          <draw:text-box>
            <text:p text:style-name="P31"><text:span text:style-name="T17">Many</text:span><text:span text:style-name="T18"> </text:span><text:span text:style-name="T19">flowers</text:span></text:p>
          </draw:text-box>
        </draw:frame>
        <draw:frame draw:style-name="gr64" draw:text-style-name="P34" draw:layer="layout" svg:width="7.959cm" svg:height="1.1cm" svg:x="5.095cm" svg:y="0.488cm">
          <draw:text-box>
            <text:p text:style-name="P33"><text:span text:style-name="T17">Few </text:span><text:span text:style-name="T20">flowers</text:span></text:p>
          </draw:text-box>
        </draw:frame>
        <draw:frame draw:style-name="gr65" draw:text-style-name="P19" draw:layer="layout" svg:width="3.832cm" svg:height="2.142cm" svg:x="15.323cm" svg:y="5.925cm">
          <draw:text-box>
            <text:p text:style-name="P18"><text:span text:style-name="T21">Buds</text:span></text:p>
            <text:p text:style-name="P18"><text:span text:style-name="T22">&gt;</text:span><text:span text:style-name="T23"> </text:span><text:span text:style-name="T24">Fruits</text:span></text:p>
          </draw:text-box>
        </draw:frame>
        <draw:line draw:style-name="gr56" draw:text-style-name="P1" draw:layer="layout" svg:x1="6.192cm" svg:y1="4.11cm" svg:x2="12.112cm" svg:y2="9.795cm">
          <text:p/>
        </draw:line>
        <draw:frame draw:style-name="gr66" draw:text-style-name="P27" draw:layer="layout" svg:width="5.552cm" svg:height="1.892cm" draw:transform="rotate (-0.767944870877505) translate (8.222cm 4.074cm)">
          <draw:text-box>
            <text:p text:style-name="P26"><text:span text:style-name="T15">Non-masting</text:span></text:p>
          </draw:text-box>
        </draw:frame>
        <draw:frame draw:style-name="gr67" draw:text-style-name="P29" draw:layer="layout" svg:width="5.501cm" svg:height="1.874cm" draw:transform="rotate (-0.767944870877505) translate (7.024cm 5.147cm)">
          <draw:text-box>
            <text:p text:style-name="P28"><text:span text:style-name="T16">Masting</text:span></text:p>
          </draw:text-box>
        </draw:frame>
        <draw:frame draw:style-name="gr68" draw:text-style-name="P15" draw:layer="layout" svg:width="3.832cm" svg:height="2.141cm" svg:x="-0.939cm" svg:y="5.925cm">
          <draw:text-box>
            <text:p text:style-name="P14"><text:span text:style-name="T25">Fruits</text:span></text:p>
            <text:p text:style-name="P14"><text:span text:style-name="T22">&gt;</text:span><text:span text:style-name="T8"> </text:span><text:span text:style-name="T26">Buds</text:span></text:p>
          </draw:text-box>
        </draw:frame>
        <draw:custom-shape draw:style-name="gr69" draw:text-style-name="P20" draw:layer="layout" svg:width="2.441cm" svg:height="1.003cm" svg:x="0.25cm" svg:y="6.94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draw:layer="layout" svg:width="2.261cm" svg:height="0.905cm" svg:x="15.489cm" svg:y="6.845cm">
          <text:p/>
          <draw:enhanced-geometry svg:viewBox="0 0 21600 21600" draw:type="rectangle" draw:enhanced-path="M 0 0 L 21600 0 21600 21600 0 21600 0 0 Z N"/>
        </draw:custom-shape>
        <draw:g draw:style-name="gr3">
          <draw:path draw:style-name="gr72" draw:text-style-name="P11" draw:layer="layout" svg:width="4.145cm" svg:height="2.704cm" svg:x="9.84cm" svg:y="8.909cm" svg:viewBox="0 0 4146 2705" svg:d="M0 2439l252-289c98-17 196-37 294-59 411-95 808-235 1180-419 370-183 709-406 1008-662 298-255 556-543 768-858 34-50 67-101 98-152l46 173 33 121 121-32 346-93c-57 99-118 197-182 294-240 355-532 681-868 968-334 286-711 535-1124 739-410 203-848 358-1302 462-121 28-242 52-365 73z">
            <text:p/>
          </draw:path>
          <draw:path draw:style-name="gr73" draw:text-style-name="P10" draw:layer="layout" svg:width="5.157cm" svg:height="2.322cm" svg:x="4.658cm" svg:y="9.376cm" svg:viewBox="0 0 5158 2323" svg:d="M4911 1903l-82 95 94 82 235 204c-231 26-465 39-700 39-473 0-942-53-1395-157-454-104-892-259-1302-462-413-204-790-453-1124-739-235-201-448-421-637-656l55-309 482 85c141 162 295 316 462 458 300 257 638 480 1008 663 372 184 769 324 1181 418 412 95 839 144 1270 144 200 0 400-11 598-32z">
            <text:p/>
          </draw:path>
          <draw:path draw:style-name="gr72" draw:text-style-name="P11" draw:layer="layout" svg:width="1.206cm" svg:height="4.276cm" svg:x="13.334cm" svg:y="4.62cm" svg:viewBox="0 0 1207 4277" svg:d="M362 4277l-82-305c83-170 152-344 208-521 107-344 162-700 162-1058 0-359-55-715-162-1059-108-345-269-678-480-991-2-4-5-8-8-12l261 41 124 20 20-124 42-268c8 11 15 22 23 33 241 358 425 740 548 1136 125 397 189 809 189 1224s-64 826-189 1224c-57 183-127 364-210 541z">
            <text:p/>
          </draw:path>
          <draw:path draw:style-name="gr72" draw:text-style-name="P11" draw:layer="layout" svg:width="3.422cm" svg:height="2.297cm" svg:x="10.149cm" svg:y="2.427cm" svg:viewBox="0 0 3423 2298" svg:d="M3362 2298l-391-61c-163-200-345-387-546-558-299-257-638-480-1008-663-372-184-769-324-1180-418-79-18-158-35-237-49l218-159 101-73-73-102-157-215c91 17 182 35 272 56 454 104 892 259 1303 462 412 204 789 453 1123 739 235 201 448 420 636 655z">
            <text:p/>
          </draw:path>
          <draw:path draw:style-name="gr72" draw:text-style-name="P11" draw:layer="layout" svg:width="4.336cm" svg:height="1.424cm" svg:x="5.781cm" svg:y="2.326cm" svg:viewBox="0 0 4337 1425" svg:d="M4337 363l-322 233c-224-27-452-40-680-40-431 0-858 48-1270 143-412 94-809 235-1181 419-187 92-366 195-536 307l45-232 24-123-123-24-294-57c201-135 414-259 638-370 410-203 848-358 1302-462 453-104 922-157 1395-157 259 0 518 16 774 48z">
            <text:p/>
          </draw:path>
          <draw:path draw:style-name="gr73" draw:text-style-name="P10" draw:layer="layout" svg:width="2.213cm" svg:height="5.892cm" svg:x="3.69cm" svg:y="3.516cm" svg:viewBox="0 0 2214 5893" svg:d="M2214 78l-72 369c-60 46-118 94-176 143-297 255-556 543-768 858-210 312-371 645-479 991-108 343-163 699-163 1058s55 714 163 1058c108 345 269 679 479 991 24 35 48 69 73 104l-329-58-123-22-22 123-35 200c-9-12-17-24-25-37-241-358-425-740-549-1135-124-398-188-809-188-1224s64-827 188-1224c124-396 308-778 549-1136 240-355 532-681 868-969 67-57 136-113 207-168z">
            <text:p/>
          </draw:path>
          <draw:custom-shape draw:style-name="gr74" draw:text-style-name="P23" draw:layer="layout" svg:width="5.392cm" svg:height="1.415cm" svg:x="6.339cm" svg:y="13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" draw:layer="layout" svg:width="3.434cm" svg:height="3.399cm" svg:x="5.297cm" svg:y="9.043cm">
            <draw:image xlink:href="Pictures/1000000100000320000003204BD7FDB0.png" xlink:type="simple" xlink:show="embed" xlink:actuate="onLoad" draw:mime-type="image/png">
              <text:p/>
            </draw:image>
          </draw:frame>
          <draw:frame draw:style-name="gr22" draw:text-style-name="P1" draw:layer="layout" svg:width="2.539cm" svg:height="2.543cm" svg:x="12.771cm" svg:y="5.274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2.539cm" svg:height="2.5cm" svg:x="6.714cm" svg:y="1.5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3.433cm" svg:height="3.399cm" svg:x="2.45cm" svg:y="4.976cm">
            <draw:image xlink:href="Pictures/100000010000032000000320464DE786.png" xlink:type="simple" xlink:show="embed" xlink:actuate="onLoad" draw:mime-type="image/png">
              <text:p/>
            </draw:image>
          </draw:frame>
          <draw:line draw:style-name="gr56" draw:text-style-name="P1" draw:layer="layout" svg:x1="6.147cm" svg:y1="3.913cm" svg:x2="9.113cm" svg:y2="7.013cm">
            <text:p/>
          </draw:line>
          <draw:frame draw:style-name="gr75" draw:text-style-name="P36" draw:layer="layout" svg:width="5.769cm" svg:height="1.955cm" svg:x="6.703cm" svg:y="4.104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  <draw:frame draw:style-name="gr76" draw:text-style-name="P29" draw:layer="layout" svg:width="5.723cm" svg:height="1.951cm" svg:x="4.211cm" svg:y="7.376cm">
            <draw:text-box>
              <text:p text:style-name="P28"><text:span text:style-name="T16">Masting</text:span></text:p>
            </draw:text-box>
          </draw:frame>
          <draw:frame draw:style-name="gr22" draw:text-style-name="P1" draw:layer="layout" svg:width="2.539cm" svg:height="2.504cm" svg:x="10.685cm" svg:y="1.891cm">
            <draw:image xlink:href="Pictures/10000001000003200000032063518AAC.png" xlink:type="simple" xlink:show="embed" xlink:actuate="onLoad" draw:mime-type="image/png">
              <text:p/>
            </draw:image>
          </draw:frame>
          <draw:frame draw:style-name="gr22" draw:text-style-name="P1" draw:layer="layout" svg:width="2.493cm" svg:height="2.5cm" svg:x="11.026cm" svg:y="9.291cm">
            <draw:image xlink:href="Pictures/100000010000032000000320B8BDD6F9.png" xlink:type="simple" xlink:show="embed" xlink:actuate="onLoad" draw:mime-type="image/png">
              <text:p/>
            </draw:image>
          </draw:frame>
          <draw:line draw:style-name="gr56" draw:text-style-name="P1" draw:layer="layout" svg:x1="9.871cm" svg:y1="10.951cm" svg:x2="9.115cm" svg:y2="7.015cm">
            <text:p/>
          </draw:line>
          <draw:line draw:style-name="gr56" draw:text-style-name="P1" draw:layer="layout" svg:x1="13.051cm" svg:y1="5.2cm" svg:x2="9.115cm" svg:y2="7.015cm">
            <text:p/>
          </draw:line>
          <draw:frame draw:style-name="gr75" draw:text-style-name="P36" draw:layer="layout" svg:width="3.424cm" svg:height="1.955cm" svg:x="9.557cm" svg:y="7.088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</draw:g>
      </draw:page>
      <draw:page draw:name="page25" draw:style-name="dp1" draw:master-page-name="Default">
        <draw:g draw:style-name="gr3">
          <draw:path draw:style-name="gr72" draw:text-style-name="P11" draw:layer="layout" svg:width="2.631cm" svg:height="1.717cm" svg:x="7.711cm" svg:y="5.856cm" svg:viewBox="0 0 2632 1718" svg:d="M0 1550l160-184c62-11 125-24 186-38 261-60 513-149 750-266 235-116 450-258 640-421 189-162 353-344 487-544 22-32 43-64 62-97l30 110 20 77 77-21 220-59c-36 64-75 126-116 187-152 226-337 432-551 615-211 182-451 340-713 470-260 128-539 227-827 293-76 18-153 33-231 46z">
            <text:p/>
          </draw:path>
          <draw:path draw:style-name="gr73" draw:text-style-name="P10" draw:layer="layout" svg:width="3.274cm" svg:height="1.475cm" svg:x="4.422cm" svg:y="6.153cm" svg:viewBox="0 0 3275 1476" svg:d="M3118 1209l-53 60 60 52 150 130c-147 16-296 25-445 25-300 0-598-34-885-100-289-66-567-165-827-294-262-129-502-287-713-469-150-128-285-267-405-417l35-196 306 54c89 103 187 200 293 291 190 163 405 305 640 421 237 117 489 206 750 266s532 91 806 91c127 0 254-7 380-20z">
            <text:p/>
          </draw:path>
          <draw:path draw:style-name="gr72" draw:text-style-name="P11" draw:layer="layout" svg:width="0.765cm" svg:height="2.716cm" svg:x="9.93cm" svg:y="3.132cm" svg:viewBox="0 0 766 2717" svg:d="M230 2717l-52-194c52-108 96-218 132-331 68-218 103-444 103-672s-35-454-103-672c-69-220-171-431-305-630-1-2-3-5-5-8l166 27 78 12 13-78 27-171c5 7 9 14 14 21 153 227 270 470 349 721 79 253 119 514 119 778 0 263-40 525-119 777-37 117-82 232-134 344z">
            <text:p/>
          </draw:path>
          <draw:path draw:style-name="gr72" draw:text-style-name="P11" draw:layer="layout" svg:width="2.172cm" svg:height="1.459cm" svg:x="7.907cm" svg:y="1.739cm" svg:viewBox="0 0 2173 1460" svg:d="M2134 1460l-248-39c-103-127-219-246-346-355-190-163-406-304-640-420-237-117-489-206-750-266-49-12-100-22-150-31l138-101 65-47-47-64-99-137c58 11 115 22 172 36 288 66 567 164 827 293 262 130 501 288 713 469 149 128 284 267 404 416z">
            <text:p/>
          </draw:path>
          <draw:path draw:style-name="gr72" draw:text-style-name="P11" draw:layer="layout" svg:width="2.753cm" svg:height="0.904cm" svg:x="5.135cm" svg:y="1.675cm" svg:viewBox="0 0 2754 905" svg:d="M2754 230l-205 149c-143-17-287-26-432-26-273 0-544 31-806 91-261 60-513 149-750 266-118 59-232 124-340 195l29-147 15-78-78-15-187-37c128-86 263-164 405-234 260-129 539-228 827-294 287-66 585-100 885-100 165 0 329 10 491 30z">
            <text:p/>
          </draw:path>
          <draw:path draw:style-name="gr73" draw:text-style-name="P10" draw:layer="layout" svg:width="1.405cm" svg:height="3.742cm" svg:x="3.808cm" svg:y="2.43cm" svg:viewBox="0 0 1406 3743" svg:d="M1406 50l-46 234c-38 29-75 60-112 91-188 162-353 345-487 545-134 198-236 410-305 629-68 218-103 444-103 672s35 454 103 672c69 220 171 431 305 630 15 22 30 44 46 66l-209-37-78-14-14 78-22 127c-6-8-11-15-16-23-153-227-270-470-349-721-79-253-119-514-119-778 0-263 40-525 119-777s196-494 349-722c152-226 337-432 551-615 42-37 86-72 131-107z">
            <text:p/>
          </draw:path>
          <draw:custom-shape draw:style-name="gr35" draw:text-style-name="P23" draw:layer="layout" svg:width="3.42cm" svg:height="0.895cm" svg:x="5.5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" draw:layer="layout" svg:width="2.166cm" svg:height="2.166cm" svg:x="4.834cm" svg:y="5.946cm">
            <draw:image xlink:href="Pictures/1000000100000320000003204BD7FDB0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9.584cm" svg:y="3.55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5.734cm" svg:y="1.15cm">
            <draw:image xlink:href="Pictures/100000010000032000000320ED520C3D.png" xlink:type="simple" xlink:show="embed" xlink:actuate="onLoad" draw:mime-type="image/png">
              <text:p/>
            </draw:image>
          </draw:frame>
          <draw:frame draw:style-name="gr22" draw:text-style-name="P1" draw:layer="layout" svg:width="2.166cm" svg:height="2.166cm" svg:x="3.02cm" svg:y="3.35cm">
            <draw:image xlink:href="Pictures/100000010000032000000320464DE786.png" xlink:type="simple" xlink:show="embed" xlink:actuate="onLoad" draw:mime-type="image/png">
              <text:p/>
            </draw:image>
          </draw:frame>
          <draw:line draw:style-name="gr56" draw:text-style-name="P1" draw:layer="layout" svg:x1="5.367cm" svg:y1="2.683cm" svg:x2="7.25cm" svg:y2="4.652cm">
            <text:p/>
          </draw:line>
          <draw:frame draw:style-name="gr57" draw:text-style-name="P36" draw:layer="layout" svg:width="3.656cm" svg:height="1.243cm" svg:x="5.723cm" svg:y="2.807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  <draw:frame draw:style-name="gr57" draw:text-style-name="P29" draw:layer="layout" svg:width="3.656cm" svg:height="1.243cm" svg:x="4.124cm" svg:y="4.893cm">
            <draw:text-box>
              <text:p text:style-name="P28"><text:span text:style-name="T16">Masting</text:span></text:p>
            </draw:text-box>
          </draw:frame>
          <draw:frame draw:style-name="gr22" draw:text-style-name="P1" draw:layer="layout" svg:width="1.6cm" svg:height="1.6cm" svg:x="8.25cm" svg:y="1.4cm">
            <draw:image xlink:href="Pictures/10000001000003200000032063518AAC.png" xlink:type="simple" xlink:show="embed" xlink:actuate="onLoad" draw:mime-type="image/png">
              <text:p/>
            </draw:image>
          </draw:frame>
          <draw:frame draw:style-name="gr22" draw:text-style-name="P1" draw:layer="layout" svg:width="1.6cm" svg:height="1.6cm" svg:x="8.45cm" svg:y="6.1cm">
            <draw:image xlink:href="Pictures/100000010000032000000320B8BDD6F9.png" xlink:type="simple" xlink:show="embed" xlink:actuate="onLoad" draw:mime-type="image/png">
              <text:p/>
            </draw:image>
          </draw:frame>
          <draw:line draw:style-name="gr56" draw:text-style-name="P1" draw:layer="layout" svg:x1="7.731cm" svg:y1="7.153cm" svg:x2="7.251cm" svg:y2="4.653cm">
            <text:p/>
          </draw:line>
          <draw:line draw:style-name="gr56" draw:text-style-name="P1" draw:layer="layout" svg:x1="9.75cm" svg:y1="3.5cm" svg:x2="7.251cm" svg:y2="4.653cm">
            <text:p/>
          </draw:line>
          <draw:frame draw:style-name="gr57" draw:text-style-name="P36" draw:layer="layout" svg:width="2.156cm" svg:height="1.243cm" svg:x="7.544cm" svg:y="4.703cm">
            <draw:text-box>
              <text:p text:style-name="P35"><text:span text:style-name="T27">Non-</text:span></text:p>
              <text:p text:style-name="P35"><text:span text:style-name="T27">masting</text:span></text:p>
            </draw:text-box>
          </draw:frame>
        </draw:g>
      </draw:page>
      <draw:page draw:name="page26" draw:style-name="dp1" draw:master-page-name="Default">
        <draw:custom-shape draw:style-name="gr16" draw:text-style-name="P6" draw:layer="layout" svg:width="5.6cm" svg:height="6.534cm" draw:transform="rotate (1.5707963267949) translate (3.984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3.42cm" svg:height="0.895cm" svg:x="5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2.75cm" svg:height="1.25cm" svg:x="11.55cm" svg:y="3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2.75cm" svg:height="0.895cm" svg:x="5.8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3" draw:layer="layout" svg:width="2.02cm" svg:height="1.25cm" svg:x="1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path draw:style-name="gr26" draw:text-style-name="P10" draw:layer="layout" svg:width="1.157cm" svg:height="4.698cm" draw:transform="rotate (1.5707963267949) translate (4.78887994906464cm 7.6294651005033cm)" svg:viewBox="0 0 1158 4699" svg:d="M1141 0l17 234c-9 10-18 21-27 31-163 190-305 405-421 640-117 236-206 488-266 749-60 262-91 533-91 807 0 273 31 544 91 806 60 261 149 513 266 749 80 162 173 315 276 457l-131-30-78-18-17 77-46 197c-120-163-228-339-320-526-129-261-228-539-294-827s-100-585-100-885c0-301 34-598 100-886s165-566 294-826c129-262 287-502 469-714 5-5 9-11 14-17z">
          <text:p/>
        </draw:path>
        <draw:path draw:style-name="gr27" draw:text-style-name="P11" draw:layer="layout" svg:width="4.497cm" svg:height="1.521cm" draw:transform="rotate (1.5707963267949) translate (9.1714788860337cm 6.78915026592226cm)" svg:viewBox="0 0 4498 1522" svg:d="M56 233l249 57c158 182 336 341 530 471 198 134 410 236 630 305 218 68 444 103 672 103s454-35 672-103c219-69 431-171 629-305 200-134 383-299 545-487 74-87 143-178 208-274l36 156 18 78 78-18 175-41c-76 116-159 225-247 328-183 214-390 399-615 551-228 153-470 270-722 349s-514 119-777 119c-264 0-525-40-778-119-251-79-494-196-721-349-226-152-433-337-616-551-7-8-15-17-22-26z">
          <text:p/>
        </draw:path>
        <draw:path draw:style-name="gr27" draw:text-style-name="P11" draw:layer="layout" svg:width="0.91cm" svg:height="4.072cm" draw:transform="rotate (1.5707963267949) translate (5.14206046243787cm 2.58629546666543cm)" svg:viewBox="0 0 911 4073" svg:d="M161 4073l-54-235c33-57 64-115 94-175 117-236 206-488 266-749 60-262 91-533 91-807 0-273-31-544-91-806-60-261-149-513-266-749-60-122-128-239-201-349l167 29 79 14 13-78 30-168c84 125 160 257 228 395 129 261 228 539 294 827s100 585 100 885c0 301-34 598-100 886s-165 566-294 826c-33 67-67 132-104 195z">
          <text:p/>
        </draw:path>
        <draw:frame draw:style-name="gr22" draw:text-style-name="P1" draw:layer="layout" svg:width="2.166cm" svg:height="2.166cm" svg:x="5.034cm" svg:y="5.946cm">
          <draw:image xlink:href="Pictures/1000000100000320000003204BD7FDB0.png" xlink:type="simple" xlink:show="embed" xlink:actuate="onLoad" draw:mime-type="image/png">
            <text:p/>
          </draw:image>
        </draw:frame>
        <draw:frame draw:style-name="gr22" draw:text-style-name="P1" draw:layer="layout" svg:width="1.6cm" svg:height="1.6cm" svg:x="9.584cm" svg:y="3.55cm">
          <draw:image xlink:href="Pictures/100000010000032000000320B8BDD6F9.png" xlink:type="simple" xlink:show="embed" xlink:actuate="onLoad" draw:mime-type="image/png">
            <text:p/>
          </draw:image>
        </draw:frame>
        <draw:frame draw:style-name="gr22" draw:text-style-name="P1" draw:layer="layout" svg:width="1.6cm" svg:height="1.6cm" svg:x="5.734cm" svg:y="1.15cm">
          <draw:image xlink:href="Pictures/100000010000032000000320ED520C3D.png" xlink:type="simple" xlink:show="embed" xlink:actuate="onLoad" draw:mime-type="image/png">
            <text:p/>
          </draw:image>
        </draw:frame>
        <draw:frame draw:style-name="gr22" draw:text-style-name="P1" draw:layer="layout" svg:width="2.166cm" svg:height="2.166cm" svg:x="3.02cm" svg:y="3.35cm">
          <draw:image xlink:href="Pictures/100000010000032000000320464DE786.png" xlink:type="simple" xlink:show="embed" xlink:actuate="onLoad" draw:mime-type="image/png">
            <text:p/>
          </draw:image>
        </draw:frame>
        <draw:frame draw:style-name="gr28" draw:text-style-name="P13" draw:layer="layout" svg:width="5.245cm" svg:height="0.903cm" svg:x="4.6cm" svg:y="8.347cm">
          <draw:text-box>
            <text:p text:style-name="P12"><text:span text:style-name="T3">Many</text:span><text:span text:style-name="T4"> </text:span><text:span text:style-name="T5">flowers</text:span></text:p>
          </draw:text-box>
        </draw:frame>
        <draw:frame draw:style-name="gr29" draw:text-style-name="P15" draw:layer="layout" svg:width="2.5cm" svg:height="1.411cm" svg:x="0.65cm" svg:y="3.919cm">
          <draw:text-box>
            <text:p text:style-name="P14"><text:span text:style-name="T6">Fruits</text:span></text:p>
            <text:p text:style-name="P14"><text:span text:style-name="T7">&gt;</text:span><text:span text:style-name="T8"> </text:span><text:span text:style-name="T9">Buds</text:span></text:p>
          </draw:text-box>
        </draw:frame>
        <draw:frame draw:style-name="gr28" draw:text-style-name="P17" draw:layer="layout" svg:width="5.245cm" svg:height="0.747cm" svg:x="4.6cm" svg:y="0.148cm">
          <draw:text-box>
            <text:p text:style-name="P16"><text:span text:style-name="T3">Few </text:span><text:span text:style-name="T10">flowers</text:span></text:p>
          </draw:text-box>
        </draw:frame>
        <draw:frame draw:style-name="gr29" draw:text-style-name="P19" draw:layer="layout" svg:width="2.5cm" svg:height="1.411cm" svg:x="11.35cm" svg:y="3.92cm">
          <draw:text-box>
            <text:p text:style-name="P18"><text:span text:style-name="T11">Buds</text:span></text:p>
            <text:p text:style-name="P18"><text:span text:style-name="T7">&gt;</text:span><text:span text:style-name="T8"> </text:span><text:span text:style-name="T12">Fruits</text:span></text:p>
          </draw:text-box>
        </draw:frame>
        <draw:custom-shape draw:style-name="gr40" draw:text-style-name="P20" draw:layer="layout" svg:width="2.75cm" svg:height="0.895cm" svg:x="5.85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3cm" svg:height="0.6cm" svg:x="11.5cm" svg:y="4.6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cm" svg:height="0.645cm" svg:x="0.02cm" svg:y="4.605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5.367cm" svg:y1="2.683cm" svg:x2="9.196cm" svg:y2="6.511cm">
          <text:p/>
        </draw:line>
        <draw:frame draw:style-name="gr57" draw:text-style-name="P27" draw:layer="layout" svg:width="3.656cm" svg:height="1.243cm" draw:transform="rotate (-0.785398163397449) translate (6.698cm 2.682cm)">
          <draw:text-box>
            <text:p text:style-name="P26"><text:span text:style-name="T15">Non-masting</text:span></text:p>
          </draw:text-box>
        </draw:frame>
        <draw:frame draw:style-name="gr57" draw:text-style-name="P29" draw:layer="layout" svg:width="3.656cm" svg:height="1.243cm" draw:transform="rotate (-0.785398163397449) translate (5.899cm 3.383cm)">
          <draw:text-box>
            <text:p text:style-name="P28"><text:span text:style-name="T16">Masting</text:span></text:p>
          </draw:text-box>
        </draw:frame>
        <draw:polyline draw:style-name="gr44" draw:text-style-name="P1" draw:layer="layout" svg:width="0.999cm" svg:height="0.499cm" draw:transform="rotate (2.16420827247297) translate (5.17129676555171cm 3.11123609648634cm)" svg:viewBox="0 0 1000 500" draw:points="1000,0 500,500 500,500 0,0">
          <text:p/>
        </draw:polyline>
        <draw:polyline draw:style-name="gr44" draw:text-style-name="P1" draw:layer="layout" svg:width="0.999cm" svg:height="0.499cm" draw:transform="rotate (1.41371669411541) translate (7.42705738990246cm 2.3380674553182cm)" svg:viewBox="0 0 1000 500" draw:points="1000,0 500,500 500,500 0,0">
          <text:p/>
        </draw:polyline>
        <draw:frame draw:style-name="gr22" draw:text-style-name="P1" draw:layer="layout" svg:width="1.6cm" svg:height="1.6cm" svg:x="8.25cm" svg:y="1.4cm">
          <draw:image xlink:href="Pictures/100000010000032000000320ED520C3D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0.628318530717959) translate (9.40944959335076cm 3.17916648938893cm)" svg:viewBox="0 0 1000 500" draw:points="1000,0 500,500 500,500 0,0">
          <text:p/>
        </draw:polyline>
        <draw:polyline draw:style-name="gr44" draw:text-style-name="P1" draw:layer="layout" svg:width="0.999cm" svg:height="0.499cm" draw:transform="rotate (-0.436332312998582) translate (9.85009048744395cm 5.30001320980497cm)" svg:viewBox="0 0 1000 500" draw:points="1000,0 500,500 500,500 0,0">
          <text:p/>
        </draw:polyline>
        <draw:frame draw:style-name="gr22" draw:text-style-name="P1" draw:layer="layout" svg:width="1.6cm" svg:height="1.6cm" svg:x="8.45cm" svg:y="6.1cm">
          <draw:image xlink:href="Pictures/100000010000032000000320B8BDD6F9.png" xlink:type="simple" xlink:show="embed" xlink:actuate="onLoad" draw:mime-type="image/png">
            <text:p/>
          </draw:image>
        </draw:frame>
        <draw:polyline draw:style-name="gr44" draw:text-style-name="P1" draw:layer="layout" svg:width="0.999cm" svg:height="0.499cm" draw:transform="rotate (-1.50098315671512) translate (8.06312103200139cm 6.88020222715744cm)" svg:viewBox="0 0 1000 500" draw:points="1000,0 500,500 500,500 0,0">
          <text:p/>
        </draw:polyline>
        <draw:polyline draw:style-name="gr44" draw:text-style-name="P1" draw:layer="layout" svg:width="0.999cm" svg:height="0.499cm" draw:transform="rotate (-2.58308729295161) translate (5.09839219614499cm 6.20532409068188cm)" svg:viewBox="0 0 1000 500" draw:points="1000,0 500,500 500,500 0,0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3:34:46.443123577</meta:creation-date>
    <dc:date>2025-10-08T22:58:14.087045811</dc:date>
    <meta:editing-duration>PT19H15M15S</meta:editing-duration>
    <meta:editing-cycles>7</meta:editing-cycles>
    <meta:generator>LibreOffice/24.8.7.2$Linux_X86_64 LibreOffice_project/480$Build-2</meta:generator>
    <meta:document-statistic meta:object-count="592"/>
  </office:meta>
</office:document-meta>
</file>